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autoGenerateWorkbookWithWeeklyCollectionReportLibreOfficeCalc.xml" manifest:media-type="text/xml"/>
  <manifest:file-entry manifest:full-path="Basic/Standard/Sheet1.xml" manifest:media-type="text/xml"/>
  <manifest:file-entry manifest:full-path="Basic/Standard/script-lb.xml" manifest:media-type="text/xml"/>
  <manifest:file-entry manifest:full-path="Basic/VBAProject/Module1.xml" manifest:media-type="text/xml"/>
  <manifest:file-entry manifest:full-path="Basic/VBAProject/Sheet43.xml" manifest:media-type="text/xml"/>
  <manifest:file-entry manifest:full-path="Basic/VBAProject/Module10.xml" manifest:media-type="text/xml"/>
  <manifest:file-entry manifest:full-path="Basic/VBAProject/Sheet8.xml" manifest:media-type="text/xml"/>
  <manifest:file-entry manifest:full-path="Basic/VBAProject/Module2.xml" manifest:media-type="text/xml"/>
  <manifest:file-entry manifest:full-path="Basic/VBAProject/Sheet9.xml" manifest:media-type="text/xml"/>
  <manifest:file-entry manifest:full-path="Basic/VBAProject/Module3.xml" manifest:media-type="text/xml"/>
  <manifest:file-entry manifest:full-path="Basic/VBAProject/Module4.xml" manifest:media-type="text/xml"/>
  <manifest:file-entry manifest:full-path="Basic/VBAProject/Module5.xml" manifest:media-type="text/xml"/>
  <manifest:file-entry manifest:full-path="Basic/VBAProject/Module6.xml" manifest:media-type="text/xml"/>
  <manifest:file-entry manifest:full-path="Basic/VBAProject/Module7.xml" manifest:media-type="text/xml"/>
  <manifest:file-entry manifest:full-path="Basic/VBAProject/Module8.xml" manifest:media-type="text/xml"/>
  <manifest:file-entry manifest:full-path="Basic/VBAProject/Module9.xml" manifest:media-type="text/xml"/>
  <manifest:file-entry manifest:full-path="Basic/VBAProject/Sheet1.xml" manifest:media-type="text/xml"/>
  <manifest:file-entry manifest:full-path="Basic/VBAProject/Sheet42.xml" manifest:media-type="text/xml"/>
  <manifest:file-entry manifest:full-path="Basic/VBAProject/Sheet29.xml" manifest:media-type="text/xml"/>
  <manifest:file-entry manifest:full-path="Basic/VBAProject/Sheet24.xml" manifest:media-type="text/xml"/>
  <manifest:file-entry manifest:full-path="Basic/VBAProject/Sheet13.xml" manifest:media-type="text/xml"/>
  <manifest:file-entry manifest:full-path="Basic/VBAProject/Sheet14.xml" manifest:media-type="text/xml"/>
  <manifest:file-entry manifest:full-path="Basic/VBAProject/Sheet31.xml" manifest:media-type="text/xml"/>
  <manifest:file-entry manifest:full-path="Basic/VBAProject/ThisWorkbook.xml" manifest:media-type="text/xml"/>
  <manifest:file-entry manifest:full-path="Basic/VBAProject/Sheet23.xml" manifest:media-type="text/xml"/>
  <manifest:file-entry manifest:full-path="Basic/VBAProject/Sheet20.xml" manifest:media-type="text/xml"/>
  <manifest:file-entry manifest:full-path="Basic/VBAProject/Sheet21.xml" manifest:media-type="text/xml"/>
  <manifest:file-entry manifest:full-path="Basic/VBAProject/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8146in"/>
    </style:style>
    <style:style style:name="co3" style:family="table-column">
      <style:table-column-properties fo:break-before="auto" style:column-width="0.6591in"/>
    </style:style>
    <style:style style:name="co4" style:family="table-column">
      <style:table-column-properties fo:break-before="auto" style:column-width="0.7028in"/>
    </style:style>
    <style:style style:name="co5" style:family="table-column">
      <style:table-column-properties fo:break-before="auto" style:column-width="0.7457in"/>
    </style:style>
    <style:style style:name="co6" style:family="table-column">
      <style:table-column-properties fo:break-before="auto" style:column-width="0.411in"/>
    </style:style>
    <style:style style:name="co7" style:family="table-column">
      <style:table-column-properties fo:break-before="auto" style:column-width="1.3634in"/>
    </style:style>
    <style:style style:name="co8" style:family="table-column">
      <style:table-column-properties fo:break-before="auto" style:column-width="0.489in"/>
    </style:style>
    <style:style style:name="co9" style:family="table-column">
      <style:table-column-properties fo:break-before="auto" style:column-width="0.5402in"/>
    </style:style>
    <style:style style:name="co10" style:family="table-column">
      <style:table-column-properties fo:break-before="auto" style:column-width="2.7264in"/>
    </style:style>
    <style:style style:name="co11" style:family="table-column">
      <style:table-column-properties fo:break-before="auto" style:column-width="1.1835in"/>
    </style:style>
    <style:style style:name="co12" style:family="table-column">
      <style:table-column-properties fo:break-before="auto" style:column-width="0.9339in"/>
    </style:style>
    <style:style style:name="co13" style:family="table-column">
      <style:table-column-properties fo:break-before="auto" style:column-width="0.6862in"/>
    </style:style>
    <style:style style:name="co14" style:family="table-column">
      <style:table-column-properties fo:break-before="auto" style:column-width="2.8807in"/>
    </style:style>
    <style:style style:name="co15" style:family="table-column">
      <style:table-column-properties fo:break-before="auto" style:column-width="0.9602in"/>
    </style:style>
    <style:style style:name="co16" style:family="table-column">
      <style:table-column-properties fo:break-before="auto" style:column-width="0.7201in"/>
    </style:style>
    <style:style style:name="co17" style:family="table-column">
      <style:table-column-properties fo:break-before="auto" style:column-width="1.5346in"/>
    </style:style>
    <style:style style:name="co18" style:family="table-column">
      <style:table-column-properties fo:break-before="auto" style:column-width="0.8228in"/>
    </style:style>
    <style:style style:name="co19" style:family="table-column">
      <style:table-column-properties fo:break-before="auto" style:column-width="0.7799in"/>
    </style:style>
    <style:style style:name="co20" style:family="table-column">
      <style:table-column-properties fo:break-before="auto" style:column-width="0.9516in"/>
    </style:style>
    <style:style style:name="co21" style:family="table-column">
      <style:table-column-properties fo:break-before="auto" style:column-width="1.8008in"/>
    </style:style>
    <style:style style:name="ro1" style:family="table-row">
      <style:table-row-properties style:row-height="0.219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39in" fo:break-before="auto" style:use-optimal-row-height="true"/>
    </style:style>
    <style:style style:name="ro4" style:family="table-row">
      <style:table-row-properties style:row-height="0.3016in" fo:break-before="auto" style:use-optimal-row-height="true"/>
    </style:style>
    <style:style style:name="ta1" style:family="table" style:master-page-name="Default">
      <style:table-properties table:display="true" style:writing-mode="lr-tb"/>
    </style:style>
    <style:style style:name="ta2" style:family="table" style:master-page-name="PageStyle_5f_legend">
      <style:table-properties table:display="true" style:writing-mode="lr-tb"/>
    </style:style>
    <style:style style:name="ta3" style:family="table" style:master-page-name="PageStyle_5f_202007">
      <style:table-properties table:display="true" style:writing-mode="lr-tb"/>
    </style:style>
    <style:style style:name="ta4" style:family="table" style:master-page-name="PageStyle_5f_Weekly_5f_Collection_5f_Report">
      <style:table-properties table:display="true" style:writing-mode="lr-tb"/>
    </style:style>
    <number:number-style style:name="N2">
      <number:number number:decimal-places="2" loext:min-decimal-places="2" number:min-integer-digits="1"/>
    </number:number-style>
    <style:style style:name="ce13" style:family="table-cell" style:parent-style-name="Default">
      <style:table-cell-properties fo:background-color="#7f7f7f" style:rotation-align="none"/>
    </style:style>
    <style:style style:name="ce14" style:family="table-cell" style:parent-style-name="Default">
      <style:table-cell-properties fo:background-color="#996633" style:rotation-align="none"/>
    </style:style>
    <style:style style:name="ce15" style:family="table-cell" style:parent-style-name="Default">
      <style:table-cell-properties fo:background-color="#a9d18e" style:rotation-align="none"/>
    </style:style>
    <style:style style:name="ce16" style:family="table-cell" style:parent-style-name="Default">
      <style:table-cell-properties fo:padding="0.028in"/>
    </style:style>
    <style:style style:name="ce17"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8" style:family="table-cell" style:parent-style-name="Default">
      <style:table-cell-properties style:rotation-align="none"/>
    </style:style>
    <style:style style:name="ce19" style:family="table-cell" style:parent-style-name="Default">
      <style:table-cell-properties fo:background-color="#00b0f0" style:diagonal-bl-tr="none" style:diagonal-tl-br="none" fo:border="0.74pt solid #000000" style:rotation-align="none"/>
    </style:style>
    <style:style style:name="ce21"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 style:family="table-cell" style:parent-style-name="Default">
      <style:table-cell-properties fo:background-color="#7f7f7f" style:rotation-align="none"/>
    </style:style>
    <style:style style:name="ce10" style:family="table-cell" style:parent-style-name="Default">
      <style:table-cell-properties fo:background-color="#996633" style:rotation-align="none"/>
    </style:style>
    <style:style style:name="ce11" style:family="table-cell" style:parent-style-name="Default">
      <style:table-cell-properties fo:background-color="#a9d18e" style:rotation-align="none"/>
    </style:style>
    <style:style style:name="ce12" style:family="table-cell" style:parent-style-name="Default">
      <style:table-cell-properties fo:padding="0.028in"/>
    </style:style>
    <style:style style:name="ce20" style:family="table-cell" style:parent-style-name="Default">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2" style:family="table-cell" style:parent-style-name="Default">
      <style:table-cell-properties style:rotation-align="none"/>
    </style:style>
    <style:style style:name="ce23" style:family="table-cell" style:parent-style-name="Default">
      <style:table-cell-properties fo:background-color="#00b0f0" style:diagonal-bl-tr="none" style:diagonal-tl-br="none" fo:border="0.74pt solid #000000" style:rotation-align="none"/>
    </style:style>
    <style:style style:name="ce24" style:family="table-cell" style:parent-style-name="Default" style:data-style-name="N2">
      <style:table-cell-properties fo:background-color="#00b0f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4" style:family="table-cell" style:parent-style-name="Default">
      <style:table-cell-properties fo:background-color="#ffffff" style:rotation-align="none"/>
      <style:text-properties fo:color="#000000" style:text-outline="false" style:text-line-through-style="none" style:text-line-through-type="none" style:font-name="Calibri"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35" style:family="table-cell" style:parent-style-name="Default">
      <style:table-cell-properties fo:background-color="#ffffff" style:rotation-align="non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6" style:family="table-cell" style:parent-style-name="Default">
      <style:table-cell-properties fo:background-color="#ffffff"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size-complex="16pt" style:font-style-complex="normal" style:font-weight-complex="bold"/>
    </style:style>
    <style:style style:name="ce38" style:family="table-cell" style:parent-style-name="Default">
      <style:table-cell-properties fo:background-color="#ffffff" style:rotation-align="non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39" style:family="table-cell" style:parent-style-name="Default">
      <style:table-cell-properties fo:background-color="#ffffff" style:rotation-align="none"/>
    </style:style>
    <style:style style:name="ce40" style:family="table-cell" style:parent-style-name="Default" style:data-style-name="N130">
      <style:table-cell-properties fo:background-color="#ffffff" style:diagonal-bl-tr="none" style:diagonal-tl-br="none" style:text-align-source="fix" style:repeat-content="false" fo:wrap-option="no-wrap" fo:border="1.76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1"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none"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42" style:family="table-cell" style:parent-style-name="Default" style:data-style-name="N130">
      <style:table-cell-properties fo:border-bottom="1.76pt solid #000000" fo:background-color="#ffffff"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T1" style:family="text">
      <style:text-properties fo:color="#000000" style:font-name="Calibri" fo:font-size="12pt" fo:font-weight="bold" style:text-underline-style="none" style:text-underline-color="font-color" style:text-line-through-type="none" fo:font-style="normal" style:text-outline="false" fo:text-shadow="none" style:text-position="0% 100%" style:font-size-asian="12pt" style:font-size-complex="12pt" style:font-weight-asian="bold" style:font-weight-complex="bold" style:font-style-asian="normal" style:font-style-complex="normal"/>
    </style:style>
    <style:style style:name="T2" style:family="text">
      <style:text-properties fo:color="#000000" style:font-name="Calibri" fo:font-size="12pt" style:text-underline-style="none" style:text-underline-color="font-color" style:text-line-through-type="none" fo:font-style="normal" style:text-outline="false" fo:text-shadow="none" style:text-position="0% 100%" style:font-size-asian="12pt" style:font-size-complex="12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eport" table:style-name="ta1">
        <office:forms form:automatic-focus="false" form:apply-design-mode="false"/>
        <table:table-column table:style-name="co1" table:default-cell-style-name="Default"/>
        <table:table-row table:style-name="ro1">
          <table:table-cell/>
        </table:table-row>
      </table:table>
      <table:table table:name="legend" table:style-name="ta2">
        <table:table-column table:style-name="co2" table:default-cell-style-name="ce9"/>
        <table:table-column table:style-name="co3" table:default-cell-style-name="ce12"/>
        <table:table-column table:style-name="co3" table:number-columns-repeated="62" table:default-cell-style-name="Default"/>
        <table:table-row table:style-name="ro1">
          <table:table-cell/>
          <table:table-cell office:value-type="string" calcext:value-type="string">
            <text:p>paid based on SLHCC/Cashier Payslip Report</text:p>
          </table:table-cell>
          <table:table-cell table:number-columns-repeated="62"/>
        </table:table-row>
        <table:table-row table:style-name="ro1">
          <table:table-cell table:style-name="ce10"/>
          <table:table-cell office:value-type="string" calcext:value-type="string">
            <text:p>for re-verification with SLHCC report due to inconsistency with ORTHO &amp; PT Unit workbook</text:p>
          </table:table-cell>
          <table:table-cell table:number-columns-repeated="62"/>
        </table:table-row>
        <table:table-row table:style-name="ro1">
          <table:table-cell table:style-name="ce11"/>
          <table:table-cell office:value-type="string" calcext:value-type="string">
            <text:p>paid based on SLHCC/Accounting/Billing HMO Payment Report</text:p>
          </table:table-cell>
          <table:table-cell table:number-columns-repeated="62"/>
        </table:table-row>
      </table:table>
      <table:table table:name="202008" table:style-name="ta3">
        <office:forms form:automatic-focus="false" form:apply-design-mode="false"/>
        <table:table-column table:style-name="co4" table:default-cell-style-name="ce22"/>
        <table:table-column table:style-name="co5" table:default-cell-style-name="ce22"/>
        <table:table-column table:style-name="co6" table:default-cell-style-name="ce22"/>
        <table:table-column table:style-name="co7" table:default-cell-style-name="ce22"/>
        <table:table-column table:style-name="co8" table:default-cell-style-name="ce22"/>
        <table:table-column table:style-name="co9" table:default-cell-style-name="ce22"/>
        <table:table-column table:style-name="co10" table:default-cell-style-name="ce22"/>
        <table:table-column table:style-name="co5" table:default-cell-style-name="ce22"/>
        <table:table-column table:style-name="co11" table:default-cell-style-name="ce22"/>
        <table:table-column table:style-name="co12" table:default-cell-style-name="ce22"/>
        <table:table-column table:style-name="co13" table:number-columns-repeated="2" table:default-cell-style-name="ce22"/>
        <table:table-column table:style-name="co14" table:default-cell-style-name="ce22"/>
        <table:table-column table:style-name="co15" table:default-cell-style-name="ce22"/>
        <table:table-column table:style-name="co16" table:default-cell-style-name="ce22"/>
        <table:table-column table:style-name="co17" table:default-cell-style-name="ce22"/>
        <table:table-column table:style-name="co18" table:default-cell-style-name="ce22"/>
        <table:table-column table:style-name="co19" table:default-cell-style-name="ce22"/>
        <table:table-column table:style-name="co20" table:default-cell-style-name="ce22"/>
        <table:table-column table:style-name="co4" table:number-columns-repeated="45" table:default-cell-style-name="ce22"/>
        <table:table-row table:style-name="ro1">
          <table:table-cell table:style-name="ce20" office:value-type="string" calcext:value-type="string">
            <text:p>NOTES:</text:p>
          </table:table-cell>
          <table:table-cell table:style-name="ce20" office:value-type="string" calcext:value-type="string">
            <text:p>DATE:</text:p>
          </table:table-cell>
          <table:table-cell table:style-name="ce23"/>
          <table:table-cell table:style-name="ce20" office:value-type="string" calcext:value-type="string">
            <text:p>NAME:</text:p>
          </table:table-cell>
          <table:table-cell table:style-name="ce20" office:value-type="string" calcext:value-type="string">
            <text:p>AGE:</text:p>
          </table:table-cell>
          <table:table-cell table:style-name="ce20" office:value-type="string" calcext:value-type="string">
            <text:p>SEX:</text:p>
          </table:table-cell>
          <table:table-cell table:style-name="ce20" office:value-type="string" calcext:value-type="string">
            <text:p>DIAGNOSIS:</text:p>
          </table:table-cell>
          <table:table-cell table:style-name="ce24" office:value-type="string" calcext:value-type="string">
            <text:p>FEE:</text:p>
          </table:table-cell>
          <table:table-cell table:style-name="ce24" office:value-type="string" calcext:value-type="string">
            <text:p>CLASS:</text:p>
          </table:table-cell>
          <table:table-cell table:style-name="ce24" office:value-type="string" calcext:value-type="string">
            <text:p>AMT. PAID:</text:p>
          </table:table-cell>
          <table:table-cell table:style-name="ce24" office:value-type="string" calcext:value-type="string">
            <text:p>NET PF</text:p>
          </table:table-cell>
          <table:table-cell table:style-name="ce24" office:value-type="string" calcext:value-type="string">
            <text:p>CS #:</text:p>
          </table:table-cell>
          <table:table-cell table:style-name="ce20" office:value-type="string" calcext:value-type="string">
            <text:p>APPROVAL CODE:</text:p>
          </table:table-cell>
          <table:table-cell table:style-name="ce20" office:value-type="string" calcext:value-type="string">
            <text:p>SR#:</text:p>
          </table:table-cell>
          <table:table-cell table:style-name="ce20" office:value-type="string" calcext:value-type="string">
            <text:p>OR#:</text:p>
          </table:table-cell>
          <table:table-cell table:style-name="ce20" office:value-type="string" calcext:value-type="string">
            <text:p>Doctor</text:p>
          </table:table-cell>
          <table:table-cell table:style-name="ce20" office:value-type="string" calcext:value-type="string">
            <text:p>NEW/OLD:</text:p>
          </table:table-cell>
          <table:table-cell table:style-name="ce20" office:value-type="string" calcext:value-type="string">
            <text:p>P.T:</text:p>
          </table:table-cell>
          <table:table-cell table:style-name="ce20" office:value-type="string" calcext:value-type="string">
            <text:p>ADDRESS:</text:p>
          </table:table-cell>
          <table:table-cell table:number-columns-repeated="45"/>
        </table:table-row>
        <table:table-row table:style-name="ro1" table:number-rows-repeated="1048574">
          <table:table-cell table:number-columns-repeated="64"/>
        </table:table-row>
        <table:table-row table:style-name="ro1">
          <table:table-cell table:number-columns-repeated="64"/>
        </table:table-row>
        <table:named-expressions>
          <table:named-range table:name="_xlnm._FilterDatabase" table:base-cell-address="$legend.$A$1" table:cell-range-address="$'202008'.$A$1:.$S$1"/>
        </table:named-expressions>
      </table:table>
      <table:table table:name="Weekly_Collection_Report" table:style-name="ta4">
        <table:table-column table:style-name="co21" table:default-cell-style-name="ce39"/>
        <table:table-column table:style-name="co4" table:number-columns-repeated="63" table:default-cell-style-name="ce39"/>
        <table:table-row table:style-name="ro3">
          <table:table-cell table:style-name="ce34" office:value-type="string" calcext:value-type="string">
            <text:p>WEEKLY COLLECTION REPORT (CASH &amp; HMO)</text:p>
          </table:table-cell>
          <table:table-cell table:number-columns-repeated="63"/>
        </table:table-row>
        <table:table-row table:style-name="ro1">
          <table:table-cell table:style-name="ce35" office:value-type="string" calcext:value-type="string">
            <text:p><text:span text:style-name="T1">PATUNGO:</text:span><text:span text:style-name="T2"> MOSC</text:span></text:p>
          </table:table-cell>
          <table:table-cell table:number-columns-repeated="63"/>
        </table:table-row>
        <table:table-row table:style-name="ro1">
          <table:table-cell table:style-name="ce35" office:value-type="string" calcext:value-type="string">
            <text:p><text:span text:style-name="T1">MULA: </text:span><text:span text:style-name="T2">ORTHO &amp; PT UNIT</text:span></text:p>
          </table:table-cell>
          <table:table-cell table:number-columns-repeated="63"/>
        </table:table-row>
        <table:table-row table:style-name="ro1">
          <table:table-cell table:style-name="ce36"/>
          <table:table-cell table:number-columns-repeated="63"/>
        </table:table-row>
        <table:table-row table:style-name="ro4">
          <table:table-cell table:style-name="ce37" office:value-type="string" calcext:value-type="string">
            <text:p>Petsa ng Simula:</text:p>
          </table:table-cell>
          <table:table-cell table:style-name="ce40" table:formula="of:=NOW()-6" office:value-type="date" office:date-value="2020-08-08T17:54:40.67" calcext:value-type="date" table:number-columns-spanned="3" table:number-rows-spanned="1">
            <text:p>Aug-08-20</text:p>
          </table:table-cell>
          <table:covered-table-cell table:style-name="ce41"/>
          <table:covered-table-cell table:style-name="ce42"/>
          <table:table-cell table:number-columns-repeated="60"/>
        </table:table-row>
        <table:table-row table:style-name="ro4">
          <table:table-cell table:style-name="ce38" table:number-columns-repeated="2"/>
          <table:table-cell table:number-columns-repeated="62"/>
        </table:table-row>
        <table:table-row table:style-name="ro4">
          <table:table-cell table:style-name="ce37" office:value-type="string" calcext:value-type="string">
            <text:p>Petsa ng Wakas:</text:p>
          </table:table-cell>
          <table:table-cell table:style-name="ce40" table:formula="of:=NOW()-1" office:value-type="date" office:date-value="2020-08-13T17:54:40.67" calcext:value-type="date" table:number-columns-spanned="3" table:number-rows-spanned="1">
            <text:p>Aug-13-20</text:p>
          </table:table-cell>
          <table:covered-table-cell table:style-name="ce41"/>
          <table:covered-table-cell table:style-name="ce42"/>
          <table:table-cell table:number-columns-repeated="60"/>
        </table:table-row>
        <table:table-row table:style-name="ro1" table:number-rows-repeated="2">
          <table:table-cell table:number-columns-repeated="64"/>
        </table:table-row>
        <table:table-row table:style-name="ro1">
          <table:table-cell table:style-name="ce35" office:value-type="string" calcext:value-type="string">
            <text:p><text:span text:style-name="T1">GABAY: </text:span><text:span text:style-name="T2">Report ito mula Lunes hanggang Sabado.</text:span></text:p>
          </table:table-cell>
          <table:table-cell table:number-columns-repeated="63"/>
        </table:table-row>
        <table:table-row table:style-name="ro1">
          <table:table-cell office:value-type="string" calcext:value-type="string">
            <text:p>Gawin ito tuwing Linggo.</text:p>
          </table:table-cell>
          <table:table-cell table:number-columns-repeated="63"/>
        </table:table-row>
        <table:table-row table:style-name="ro1" table:number-rows-repeated="1048564">
          <table:table-cell table:number-columns-repeated="64"/>
        </table:table-row>
        <table:table-row table:style-name="ro1">
          <table:table-cell table:number-columns-repeated="64"/>
        </table:table-row>
      </table:table>
      <table:named-expressions/>
      <table:database-ranges>
        <table:database-range table:name="__Anonymous_Sheet_DB__2" table:target-range-address="'202008'.A1:'202008'.S1"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2" loext:min-decimal-places="2" number:min-integer-digits="1" number:grouping="true"/>
      <number:text> </number:text>
    </number:number-style>
    <number:number-style style:name="N124P1" style:volatile="true">
      <loext:text> </loext:text>
      <loext:fill-character> </loext:fill-character>
      <number:text>(</number:text>
      <number:number number:decimal-places="2" loext:min-decimal-places="2" number:min-integer-digits="1" number:grouping="true"/>
      <number:text>)</number:text>
    </number:number-style>
    <number:number-style style:name="N124P2" style:volatile="true">
      <loext:text> </loext:text>
      <loext:fill-character> </loext:fill-character>
      <number:text>-</number:text>
      <number:number number:decimal-places="0" loext:min-decimal-places="0" number:min-integer-digits="0"/>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time-style style:name="N125">
      <number:minutes number:style="long"/>
      <number:text>:</number:text>
      <number:seconds number:style="long"/>
    </number:time-style>
    <number:time-style style:name="N126" number:truncate-on-overflow="false">
      <number:hours/>
      <number:text>:</number:text>
      <number:minutes number:style="long"/>
      <number:text>:</number:text>
      <number:seconds number:style="long"/>
    </number:time-style>
    <number:time-style style:name="N127">
      <number:minutes number:style="long"/>
      <number:text>:</number:text>
      <number:seconds number:style="long" number:decimal-places="1"/>
    </number:time-style>
    <number:number-style style:name="N128">
      <number:scientific-number number:decimal-places="1" loext:min-decimal-places="1" number:min-integer-digits="1" number:min-exponent-digits="1" loext:exponent-interval="3" loext:forced-exponent-sign="true"/>
    </number:number-style>
    <number:date-style style:name="N129">
      <number:month number:textual="true"/>
      <number:text>-</number:text>
      <number:day/>
      <number:text>-</number:text>
      <number:year/>
    </number:date-style>
    <number:date-style style:name="N130">
      <number:month number:textual="true"/>
      <number:text>-</number:text>
      <number:day number:style="long"/>
      <number:text>-</number:text>
      <number:year/>
    </number:date-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loext:text> </loext:text>
      <loext:fill-character> </loext:fill-character>
      <number:number number:decimal-places="0" loext:min-decimal-places="0" number:min-integer-digits="1" number:grouping="true"/>
      <number:text> </number:text>
    </number:number-style>
    <number:number-style style:name="N140P1" style:volatile="true">
      <loext:text> </loext:text>
      <loext:fill-character> </loext:fill-character>
      <number:text>(</number:text>
      <number:number number:decimal-places="0" loext:min-decimal-places="0" number:min-integer-digits="1" number:grouping="true"/>
      <number:text>)</number:text>
    </number:number-style>
    <number:number-style style:name="N140P2" style:volatile="true">
      <loext:text> </loext:text>
      <loext:fill-character> </loext:fill-character>
      <number:text>- </number:text>
    </number:number-style>
    <number:text-style style:name="N140">
      <number:text> </number:text>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loext:text> $</loext:text>
      <loext:fill-character> </loext:fill-character>
      <number:number number:decimal-places="0" loext:min-decimal-places="0" number:min-integer-digits="1" number:grouping="true"/>
      <number:text> </number:text>
    </number:number-style>
    <number:number-style style:name="N144P1" style:volatile="true">
      <loext:text> $</loext:text>
      <loext:fill-character> </loext:fill-character>
      <number:text>(</number:text>
      <number:number number:decimal-places="0" loext:min-decimal-places="0" number:min-integer-digits="1" number:grouping="true"/>
      <number:text>)</number:text>
    </number:number-style>
    <number:number-style style:name="N144P2" style:volatile="true">
      <loext:text> $</loext:text>
      <loext:fill-character> </loext:fill-character>
      <number:text>- </number:text>
    </number:number-style>
    <number:text-style style:name="N144">
      <number:text> </number:text>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currency-style style:name="N10151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1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1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style:style style:name="Default" style:family="table-cell">
      <style:table-cell-properties fo:padding="0.028in" style:rotation-align="none" style:vertical-align="bottom"/>
      <style:text-properties fo:color="#000000" style:font-name="Calibri1"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mma_20_7_20_2_20_2" style:display-name="Comma 7 2 2" style:family="table-cell" style:parent-style-name="Default" style:data-style-name="N124"/>
    <style:style style:name="Comma_20_7_20_2_20_2_20_2" style:display-name="Comma 7 2 2 2" style:family="table-cell" style:parent-style-name="Default" style:data-style-name="N124"/>
    <style:style style:name="Comma_20_7_20_2_20_2_20_3" style:display-name="Comma 7 2 2 3" style:family="table-cell" style:parent-style-name="Default" style:data-style-name="N124"/>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fo:page-width="11.6929in" fo:page-height="8.2681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5">
      <style:page-layout-properties fo:page-width="11in" fo:page-height="8.5in" style:num-format="1" style:print-orientation="landscape"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6">
      <style:page-layout-properties fo:page-width="8.2681in" fo:page-height="11.6929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7">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8">
      <style:page-layout-properties fo:margin-top="0.75in" fo:margin-bottom="0.75in" fo:margin-left="0.7in" fo:margin-right="0.7in" style:first-page-number="continue" style:writing-mode="lr-tb"/>
      <style:header-style>
        <style:header-footer-properties fo:min-height="0.2953in" fo:margin-left="0.048in" fo:margin-right="0.048in" fo:margin-bottom="0in"/>
      </style:header-style>
      <style:footer-style>
        <style:header-footer-properties fo:min-height="0.2953in" fo:margin-left="0.048in" fo:margin-right="0.048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4">00/00/0000</text:date>, <text:time style:data-style-name="N2" text:time-value="17:54:22.846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legend" style:display-name="PageStyle_legend" style:page-layout-name="Mpm3">
      <style:header style:display="false"/>
      <style:header-left style:display="false"/>
      <style:footer style:display="false"/>
      <style:footer-left style:display="false"/>
    </style:master-page>
    <style:master-page style:name="PageStyle_5f_Global_20_Notes" style:display-name="PageStyle_Global Notes" style:page-layout-name="Mpm3">
      <style:header style:display="false"/>
      <style:header-left style:display="false"/>
      <style:footer style:display="false"/>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style:master-page style:name="PageStyle_5f_Doctor_20_Referral_20_Summary" style:display-name="PageStyle_Doctor Referral Summary" style:page-layout-name="Mpm4">
      <style:header style:display="false"/>
      <style:header-left style:display="false"/>
      <style:footer style:display="false"/>
      <style:footer-left style:display="false"/>
    </style:master-page>
    <style:master-page style:name="PageStyle_5f_201712" style:display-name="PageStyle_201712" style:page-layout-name="Mpm5">
      <style:header style:display="false"/>
      <style:header-left style:display="false"/>
      <style:footer style:display="false"/>
      <style:footer-left style:display="false"/>
    </style:master-page>
    <style:master-page style:name="PageStyle_5f_201711" style:display-name="PageStyle_201711" style:page-layout-name="Mpm3">
      <style:header style:display="false"/>
      <style:header-left style:display="false"/>
      <style:footer style:display="false"/>
      <style:footer-left style:display="false"/>
    </style:master-page>
    <style:master-page style:name="PageStyle_5f_201802" style:display-name="PageStyle_201802" style:page-layout-name="Mpm4">
      <style:header style:display="false"/>
      <style:header-left style:display="false"/>
      <style:footer style:display="false"/>
      <style:footer-left style:display="false"/>
    </style:master-page>
    <style:master-page style:name="PageStyle_5f_201801" style:display-name="PageStyle_201801" style:page-layout-name="Mpm5">
      <style:header style:display="false"/>
      <style:header-left style:display="false"/>
      <style:footer style:display="false"/>
      <style:footer-left style:display="false"/>
    </style:master-page>
    <style:master-page style:name="PageStyle_5f_201804" style:display-name="PageStyle_201804" style:page-layout-name="Mpm4">
      <style:header style:display="false"/>
      <style:header-left style:display="false"/>
      <style:footer style:display="false"/>
      <style:footer-left style:display="false"/>
    </style:master-page>
    <style:master-page style:name="PageStyle_5f_201803" style:display-name="PageStyle_201803" style:page-layout-name="Mpm6">
      <style:header style:display="false"/>
      <style:header-left style:display="false"/>
      <style:footer style:display="false"/>
      <style:footer-left style:display="false"/>
    </style:master-page>
    <style:master-page style:name="PageStyle_5f_201805" style:display-name="PageStyle_201805" style:page-layout-name="Mpm6">
      <style:header style:display="false"/>
      <style:header-left style:display="false"/>
      <style:footer style:display="false"/>
      <style:footer-left style:display="false"/>
    </style:master-page>
    <style:master-page style:name="PageStyle_5f_201807" style:display-name="PageStyle_201807" style:page-layout-name="Mpm6">
      <style:header style:display="false"/>
      <style:header-left style:display="false"/>
      <style:footer style:display="false"/>
      <style:footer-left style:display="false"/>
    </style:master-page>
    <style:master-page style:name="PageStyle_5f_201806" style:display-name="PageStyle_201806" style:page-layout-name="Mpm6">
      <style:header style:display="false"/>
      <style:header-left style:display="false"/>
      <style:footer style:display="false"/>
      <style:footer-left style:display="false"/>
    </style:master-page>
    <style:master-page style:name="PageStyle_5f_201809" style:display-name="PageStyle_201809" style:page-layout-name="Mpm6">
      <style:header style:display="false"/>
      <style:header-left style:display="false"/>
      <style:footer style:display="false"/>
      <style:footer-left style:display="false"/>
    </style:master-page>
    <style:master-page style:name="PageStyle_5f_201808" style:display-name="PageStyle_201808" style:page-layout-name="Mpm6">
      <style:header style:display="false"/>
      <style:header-left style:display="false"/>
      <style:footer style:display="false"/>
      <style:footer-left style:display="false"/>
    </style:master-page>
    <style:master-page style:name="PageStyle_5f_201811" style:display-name="PageStyle_201811" style:page-layout-name="Mpm6">
      <style:header style:display="false"/>
      <style:header-left style:display="false"/>
      <style:footer style:display="false"/>
      <style:footer-left style:display="false"/>
    </style:master-page>
    <style:master-page style:name="PageStyle_5f_201810" style:display-name="PageStyle_201810" style:page-layout-name="Mpm6">
      <style:header style:display="false"/>
      <style:header-left style:display="false"/>
      <style:footer style:display="false"/>
      <style:footer-left style:display="false"/>
    </style:master-page>
    <style:master-page style:name="PageStyle_5f_201812" style:display-name="PageStyle_201812" style:page-layout-name="Mpm6">
      <style:header style:display="false"/>
      <style:header-left style:display="false"/>
      <style:footer style:display="false"/>
      <style:footer-left style:display="false"/>
    </style:master-page>
    <style:master-page style:name="PageStyle_5f_201901" style:display-name="PageStyle_201901" style:page-layout-name="Mpm6">
      <style:header style:display="false"/>
      <style:header-left style:display="false"/>
      <style:footer style:display="false"/>
      <style:footer-left style:display="false"/>
    </style:master-page>
    <style:master-page style:name="PageStyle_5f_201902" style:display-name="PageStyle_201902" style:page-layout-name="Mpm6">
      <style:header style:display="false"/>
      <style:header-left style:display="false"/>
      <style:footer style:display="false"/>
      <style:footer-left style:display="false"/>
    </style:master-page>
    <style:master-page style:name="PageStyle_5f_201903" style:display-name="PageStyle_201903" style:page-layout-name="Mpm6">
      <style:header style:display="false"/>
      <style:header-left style:display="false"/>
      <style:footer style:display="false"/>
      <style:footer-left style:display="false"/>
    </style:master-page>
    <style:master-page style:name="PageStyle_5f_201905" style:display-name="PageStyle_201905" style:page-layout-name="Mpm6">
      <style:header style:display="false"/>
      <style:header-left style:display="false"/>
      <style:footer style:display="false"/>
      <style:footer-left style:display="false"/>
    </style:master-page>
    <style:master-page style:name="PageStyle_5f_201904" style:display-name="PageStyle_201904" style:page-layout-name="Mpm6">
      <style:header style:display="false"/>
      <style:header-left style:display="false"/>
      <style:footer style:display="false"/>
      <style:footer-left style:display="false"/>
    </style:master-page>
    <style:master-page style:name="PageStyle_5f_201907" style:display-name="PageStyle_201907" style:page-layout-name="Mpm6">
      <style:header style:display="false"/>
      <style:header-left style:display="false"/>
      <style:footer style:display="false"/>
      <style:footer-left style:display="false"/>
    </style:master-page>
    <style:master-page style:name="PageStyle_5f_201906" style:display-name="PageStyle_201906" style:page-layout-name="Mpm6">
      <style:header style:display="false"/>
      <style:header-left style:display="false"/>
      <style:footer style:display="false"/>
      <style:footer-left style:display="false"/>
    </style:master-page>
    <style:master-page style:name="PageStyle_5f_201908" style:display-name="PageStyle_201908" style:page-layout-name="Mpm6">
      <style:header style:display="false"/>
      <style:header-left style:display="false"/>
      <style:footer style:display="false"/>
      <style:footer-left style:display="false"/>
    </style:master-page>
    <style:master-page style:name="PageStyle_5f_201909" style:display-name="PageStyle_201909" style:page-layout-name="Mpm6">
      <style:header style:display="false"/>
      <style:header-left style:display="false"/>
      <style:footer style:display="false"/>
      <style:footer-left style:display="false"/>
    </style:master-page>
    <style:master-page style:name="PageStyle_5f_201911" style:display-name="PageStyle_201911" style:page-layout-name="Mpm6">
      <style:header style:display="false"/>
      <style:header-left style:display="false"/>
      <style:footer style:display="false"/>
      <style:footer-left style:display="false"/>
    </style:master-page>
    <style:master-page style:name="PageStyle_5f_201912" style:display-name="PageStyle_201912" style:page-layout-name="Mpm6">
      <style:header style:display="false"/>
      <style:header-left style:display="false"/>
      <style:footer style:display="false"/>
      <style:footer-left style:display="false"/>
    </style:master-page>
    <style:master-page style:name="PageStyle_5f_201910" style:display-name="PageStyle_201910" style:page-layout-name="Mpm6">
      <style:header style:display="false"/>
      <style:header-left style:display="false"/>
      <style:footer style:display="false"/>
      <style:footer-left style:display="false"/>
    </style:master-page>
    <style:master-page style:name="PageStyle_5f_202001" style:display-name="PageStyle_202001" style:page-layout-name="Mpm6">
      <style:header style:display="false"/>
      <style:header-left style:display="false"/>
      <style:footer style:display="false"/>
      <style:footer-left style:display="false"/>
    </style:master-page>
    <style:master-page style:name="PageStyle_5f_202003" style:display-name="PageStyle_202003" style:page-layout-name="Mpm7">
      <style:header style:display="false"/>
      <style:header-left style:display="false"/>
      <style:footer style:display="false"/>
      <style:footer-left style:display="false"/>
    </style:master-page>
    <style:master-page style:name="PageStyle_5f_202002" style:display-name="PageStyle_202002" style:page-layout-name="Mpm6">
      <style:header style:display="false"/>
      <style:header-left style:display="false"/>
      <style:footer style:display="false"/>
      <style:footer-left style:display="false"/>
    </style:master-page>
    <style:master-page style:name="PageStyle_5f_202007" style:display-name="PageStyle_202007" style:page-layout-name="Mpm7">
      <style:header style:display="false"/>
      <style:header-left style:display="false"/>
      <style:footer style:display="false"/>
      <style:footer-left style:display="false"/>
    </style:master-page>
    <style:master-page style:name="PageStyle_5f_202006" style:display-name="PageStyle_202006" style:page-layout-name="Mpm7">
      <style:header style:display="false"/>
      <style:header-left style:display="false"/>
      <style:footer style:display="false"/>
      <style:footer-left style:display="false"/>
    </style:master-page>
    <style:master-page style:name="PageStyle_5f_202008" style:display-name="PageStyle_202008" style:page-layout-name="Mpm7">
      <style:header style:display="false"/>
      <style:header-left style:display="false"/>
      <style:footer style:display="false"/>
      <style:footer-left style:display="false"/>
    </style:master-page>
    <style:master-page style:name="PageStyle_5f_Weekly_5f_Collection_5f_Report" style:display-name="PageStyle_Weekly_Collection_Report" style:page-layout-name="Mpm3">
      <style:header style:display="false"/>
      <style:header-left style:display="false"/>
      <style:footer style:display="false"/>
      <style:footer-left style:display="false"/>
    </style:master-page>
    <style:master-page style:name="PageStyle_5f_input_5f_observation_5f_report" style:display-name="PageStyle_input_observation_report" style:page-layout-name="Mpm3">
      <style:header style:display="false"/>
      <style:header-left style:display="false"/>
      <style:footer style:display="false"/>
      <style:footer-left style:display="false"/>
    </style:master-page>
    <style:master-page style:name="PageStyle_5f_input_5f_unit_5f_staff_5f_cost_20__28_2_29_" style:display-name="PageStyle_input_unit_staff_cost (2)" style:page-layout-name="Mpm3">
      <style:header style:display="false"/>
      <style:header-left style:display="false"/>
      <style:footer style:display="false"/>
      <style:footer-left style:display="false"/>
    </style:master-page>
    <style:master-page style:name="PageStyle_5f_unit_5f_staff_5f_rate" style:display-name="PageStyle_unit_staff_rate" style:page-layout-name="Mpm3">
      <style:header style:display="false"/>
      <style:header-left style:display="false"/>
      <style:footer style:display="false"/>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input_5f_unit_5f_staff_5f_cost" style:display-name="PageStyle_input_unit_staff_cost" style:page-layout-name="Mpm3">
      <style:header style:display="false"/>
      <style:header-left style:display="false"/>
      <style:footer style:display="false"/>
      <style:footer-left style:display="false"/>
    </style:master-page>
    <style:master-page style:name="PageStyle_5f_Sheet3" style:display-name="PageStyle_Sheet3" style:page-layout-name="Mpm3">
      <style:header style:display="false"/>
      <style:header-left style:display="false"/>
      <style:footer style:display="false"/>
      <style:footer-left style:display="false"/>
    </style:master-page>
    <style:master-page style:name="PageStyle_5f_Gabay" style:display-name="PageStyle_Gabay" style:page-layout-name="Mpm8">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MOSC.PAS</meta:initial-creator>
    <meta:print-date>2020-03-04T02:19:30</meta:print-date>
    <meta:creation-date>2017-01-03T01:28:09</meta:creation-date>
    <dc:date>2020-08-14T17:54:39.721000000</dc:date>
    <meta:generator>LibreOffice/6.3.5.2$Windows_x86 LibreOffice_project/dd0751754f11728f69b42ee2af66670068624673</meta:generator>
    <meta:editing-duration>PT3H58M4S</meta:editing-duration>
    <meta:editing-cycles>91</meta:editing-cycles>
    <meta:document-statistic meta:table-count="4" meta:cell-count="30"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tandard/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Standard/autoGenerateWorkbookWithWeeklyCollectionReportLibreOfficeCalc.xml><?xml version="1.0" encoding="utf-8"?>
<!DOCTYPE module  PUBLIC '-//OpenOffice.org//DTD OfficeDocument 1.0//EN'  'module.dtd'>
<script:module xmlns:script="http://openoffice.org/2000/script" script:name="autoGenerateWorkbookWithWeeklyCollectionReportLibreOfficeCalc" script:language="StarBasic" script:moduleType="normal">REM  *****  BASIC  *****

Sub autoGenerateWorkbookWithWeeklyCollectionReportLibreOfficeCalc
' Copyright 2019~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814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Sunday.
'
    GlobalScope.BasicLibraries.loadLibrary("Tools")

    Dim myInputStartDateWorksheet
    Dim myInputEndDateWorksheet
    Dim myMainWorksheet
    Dim weeklyCollectionReportWorkbookFileName As String
    Dim sOutputPath As String
    Dim newWorkbook As Object
    
    'added by Mike, 20200810
    'We add this to solve the data type error that the computer shows when we re-execute this Macro in the output workbook.
    Dim startDate As String
    Dim endDate As String

    Dim Prop(1) as New com.sun.star.beans.PropertyValue
    Dim saveAsODSArgs(1) as new com.sun.star.beans.PropertyValue

    dispatcher = createUnoService("com.sun.star.frame.DispatchHelper")

    myMainWorksheet = ThisComponent.Sheets.getByName( "Weekly_Collection_Report")
    
    sOutputPath = DirectoryNameoutofPath(ThisComponent.getURL(),"/")
                
    If Not FileExists(sOutputPath) Then
      mkdir(sOutputPath)
    End If

    'do not include the time stamp from the NOW() function;
    'otherwise, the computer will not include transactions whose date is equal with the NOW(), but whose time stamp is earlier    
    'input (from worksheet): 08/09/2020
    'output: startDateYear: 2020
    'output: startDateMonth: 08

    'B5
    'output: MMM-DD-YYYY
    sInputStartDate = Format(myMainWorksheet.getCellByPosition(1, 4).Value, "MMM-DD-YYYY")

    startDate = CDate(myMainWorksheet.getCellByPosition(1, 4).Value)
    startDate = Split(startDate, " ")(0)
    'edited by Mike, 20200810
    'Note: variation in Linux Operating System, e.g. LUBUNTU
    'Instead of "/", we use "-".
    'Windows Machine
    startDateMonth = Split(startDate, "/")(0)
    startDateDay = Split(startDate, "/")(1)
    startDateYear = Split(startDate, "/")(2)  
    'startDateMonth = Split(startDate, "-")(0)
    'startDateDay = Split(startDate, "-")(1)
    'startDateYear = Split(startDate, "-")(2)  

    'B7
    'output: MMM-DD-YYYY
    sInputEndDate = Format(myMainWorksheet.getCellByPosition(1, 6).Value, "MMM-DD-YYYY")

    endDate = CDate(myMainWorksheet.getCellByPosition(1, 6).Value)
    endDate = Split(endDate, " ")(0)
    'edited by Mike, 20200810
    'Note: variation in Linux Operating System, e.g. LUBUNTU
    'Instead of "/", we use "-".
    'Windows Machine
    endDateMonth = Split(endDate, "/")(0)
    endDateDay = Split(endDate, "/")(1)
    endDateYear = Split(endDate, "/")(2)  
    'endDateMonth = Split(endDate, "-")(0)
    'endDateDay = Split(endDate, "-")(1)
    'endDateYear = Split(endDate, "-")(2)  

    'MsgBox ("startDateYear: " &amp; startDateYear)
    'MsgBox ("startDateMonth: " &amp; startDateMonth)
    
    weeklyCollectionReportWorkbookFileName = sOutputPath &amp; "/" &amp; "WeeklyCollectionReportWorkbook" &amp; startDateYear &amp; startDateMonth &amp; startDateDay &amp; "~" &amp; endDateYear &amp; endDateMonth &amp; endDateDay &amp; ".ods"

    'TO-DO: -update: for computer to show message if worksheet does not exist
    'update to process multiple months
    If Not ThisComponent.Sheets.hasByName(startDateYear &amp; startDateMonth) Then
    	MsgBox("Walang worksheet na may ganitong pangalan: " &amp; startDateYear &amp; startDateMonth)
    	Exit Sub
    End If
    myInputStartDate = ThisComponent.Sheets.getByName(startDateYear &amp; startDateMonth)

    If Not ThisComponent.Sheets.hasByName(endDateYear &amp; endDateMonth) Then
    	MsgBox("Walang worksheet na may ganitong pangalan: " &amp; endDateYear &amp; endDateMonth)
    	Exit Sub
    End If
    myInputEndDate = ThisComponent.Sheets.getByName(endDateYear &amp; endDateMonth)
    
    'MsgBox ("myInputStartDate! " &amp; myInputStartDate.name)
    'MsgBox ("myInputEndDate! " &amp; myInputEndDate.name)
        
    dTotalNetPF = 0
    dForecastedTotalNetPTTreatmentFromHMO = 0
            
    'TO-DO: -update: instructions for the function to return two (2) output values
    'dTotalNetPF = autoComputedTotalNetPF(myInputStartDate)
    'TO-DO: -add: this
'    Call autoComputedTotalNetPF(myInputStartDate)

    If (myInputStartDate.name &lt;&gt; myInputEndDate.name) Then
'        dTotalNetPF = autoComputedTotalNetPF(myInputEndDate)
    	'TO-DO: -add: this
'        Call autoComputedTotalNetPF(myInputEndDate)
    End If
        
    'auto-generate output workbook
    'if workbook already exists
    'Msgbox(weeklyCollectionReportWorkbookFileName)
    If Dir(weeklyCollectionReportWorkbookFileName) &lt;&gt; "" Then

		'edited by Mike, 20200814
		newWorkbook = stardesktop.LoadComponentFromURL(weeklyCollectionReportWorkbookFileName , "_blank",0, Prop())
    Else
		'Note: To solve, "invalid parameter" error restart LibreOffice Calc; 
		'If problem persists, restart Operating System.
		'Known Error when using Windows Machine.
		
'		Msgbox("sPath: " &amp; sPath)
'		Msgbox("sFileName: " &amp; sFileName)

		saveAsODSArgs(0).Name = "URL"
		saveAsODSArgs(0).Value = weeklyCollectionReportWorkbookFileName 'sPath &amp; "/" &amp; sFileName 
		saveAsODSArgs(1).Name = "FilterName"
		saveAsODSArgs(1).Value = "writer8"
				
		dispatcher.executeDispatch(ThisComponent.CurrentController.Frame, ".uno:SaveAs", "", 0, saveAsODSArgs())

    	newWorkbook = ThisComponent
    End If

    'added by Mike, 20200810; removed by Mike, 20200814
'    newWorkbook = ThisComponent

'	newWorkbook.CurrentController.setActiveSheet("Report")

	'removed by Mike, 20200810
    'Sheets.insertNewByName(Name, p)
'    outputWorksheetName = "Report"
'	if (Not newWorkbook.Sheets.hasByName("Report")) Then
'	    newWorkbook.Sheets.insertNewByName(outputWorksheetName, 0)
'    End If

'    if (NewWorkbook.Sheets.getByName("legend")) Then
'		NewWorkbook.Sheets.removeByName("legend")
'    EndIf

'    if (NewWorkbook.Sheets.has("202008")) Then
'		NewWorkbook.Sheets.removeByName("202008")
'    EndIf
'	NewWorkbook.Sheets.removeByName("legend")
    
	oSheets=newWorkbook.Sheets
	iTotalSheetCount=oSheets.getcount()
'    iCount=1
    
'    MsgBox(iTotalSheetCount)
 
 	'removed by Mike, 20200810   
'    Set worksheetContainer = New Collection    
'    iWorksheetContainerCount = 0
	
	'edited by Mike, 20200810
'    While (iCount &lt; iTotalSheetCount)
	While (iTotalSheetCount&gt;1)
'    	MsgBox("iCount : " &amp; iCount )
'    	MsgBox("iTotalSheetCount : " &amp; iTotalSheetCount)

'       worksheet = oSheets.getByIndex(iCount)
        worksheet = oSheets.getByIndex(1)
'   	MsgBox("worksheet Name: " &amp; worksheet.Name)

'        worksheetContainer.Add worksheet.Name, CStr(iWorksheetContainerCount)

        'edited by Mike, 20200810
        'oSheets.removeByName(worksheet.Name)

        oSheets.removeByName(worksheet.Name)		

'		iWorksheetContainerCount = iWorksheetContainerCount + 1
    	'iCount=iCount+1
    	iTotalSheetCount = oSheets.getcount()
    Wend    

    'MsgBox("iTotalSheetCount : " &amp; iTotalSheetCount)

	'Note: We put this after deleting all the existing worksheets, except the 1st
	'This is due to the computer does not execute deletion correctly.
	'The count stops before the computer deletes all the specified worksheets/
    'Sheets.insertNewByName(Name, p)
    outputWorksheetName = "Report"
	if (Not newWorkbook.Sheets.hasByName("Report")) Then
	    newWorkbook.Sheets.insertNewByName(outputWorksheetName, 0)
    End If

    worksheet = oSheets.getByIndex(1)
    oSheets.removeByName(worksheet.Name)        

    worksheet = oSheets.getByName("Report")
	worksheet.getCellRangeByName("A1").setString("WEEKLY COLLECTION REPORT (CASH&amp;HMO):")
	worksheet.getCellRangeByName("A1").CharHeight = 14
	
	worksheet.getCellRangeByName("A2").setString("Pook:")
	worksheet.getCellRangeByName("B2").setString("SLHCC")

	worksheet.getCellRangeByName("A3").setString("Simula:")
	worksheet.getCellRangeByName("B3").setString(sInputStartDate)

	worksheet.getCellRangeByName("A4").setString("Wakas:")
	worksheet.getCellRangeByName("B4").setString(sInputEndDate)

	worksheet.getCellRangeByName("A5").setString("I. CASH")


	
	'edited by Mike, 20200810
'	iWorksheetContainerMaxCount = worksheetContainer.count
'	iWorksheetContainerCount = 0
'	While (iWorksheetContainerCount &lt; iWorksheetContainerMaxCount-1) 
'		Msgbox(worksheetContainer(CStr(iWorksheetContainerCount)))
'		
''		If (worksheetContainer(CStr(iWorksheetContainerCount)) &lt;&gt; "Report") Then
'        	oSheets.removeByName(worksheetContainer(CStr(iWorksheetContainerCount)))
''		End If
'
''        iWorksheetContainerCount = iWorksheetContainerCount+1
'	Wend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utoGenerateWorkbookWithWeeklyCollectionReportLibreOfficeCalc"/>
  <library:element library:name="Sheet1"/>
</library:library>
</file>

<file path=Basic/VBAProject/Module1.xml><?xml version="1.0" encoding="utf-8"?>
<!DOCTYPE module  PUBLIC '-//OpenOffice.org//DTD OfficeDocument 1.0//EN'  'module.dtd'>
<script:module xmlns:script="http://openoffice.org/2000/script" script:name="Module1" script:language="StarBasic" script:moduleType="normal">Rem Attribute VBA_ModuleType=VBAModule
Option VBASupport 1

</script:module>
</file>

<file path=Basic/VBAProject/Module10.xml><?xml version="1.0" encoding="utf-8"?>
<!DOCTYPE module  PUBLIC '-//OpenOffice.org//DTD OfficeDocument 1.0//EN'  'module.dtd'>
<script:module xmlns:script="http://openoffice.org/2000/script" script:name="Module10" script:language="StarBasic" script:moduleType="normal">Rem Attribute VBA_ModuleType=VBAModule
Option VBASupport 1

</script:module>
</file>

<file path=Basic/VBAProject/Module2.xml><?xml version="1.0" encoding="utf-8"?>
<!DOCTYPE module  PUBLIC '-//OpenOffice.org//DTD OfficeDocument 1.0//EN'  'module.dtd'>
<script:module xmlns:script="http://openoffice.org/2000/script" script:name="Module2" script:language="StarBasic" script:moduleType="normal">Rem Attribute VBA_ModuleType=VBAModule
Option VBASupport 1
Sub autoComputeTreatmentMasterList()
' Copyright 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301
' @date updated: 20200301

Call autoComputeAmountPaidAndNetPFTreatmentMasterList
Call autoComputeAmountPaidAndNetPFFromHMOTreatmentMasterList

Call autoCountAndWriteTransactionCountTreatmentMasterList

End Sub

Private Sub autoComputeAmountPaidAndNetPFTreatmentMasterList()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Master List: Treatment 2018 until the present
' Given:
' 1) Standard Fee (Column H)
' 2) Class, i.e. PWD, SC, WI, SLC, SLR (Column I)
'
'Output:
' 1) Auto-computed Amount Paid based on Class and PF distribution (Column I)
' 2) Auto-computed Net PF (Professional Fee) based on Amount Paid, Class, and PF distribution (Column K)

'Notes:
' 1) The Master List is the consolidated Excel logbook based on:
' a) Printed payslips from Sta. Lucia
' b) Excel payslip reports from Sta. Lucia
' c) Rehab/Clinic logbook (pen and paper)
' d) Rehab/Clinic Excel logbook
'
' 2) This auto-computation applies to all the months of 2018, except March, until the present
' --&gt; In March, 0.9 was updated to 0.92 due to a change in the EWT (Expanded Withholding Tax)

Dim myInput As Worksheet
Dim myOutput As Worksheet 'the same as myInput

Dim row As Range
Dim RowCount As Integer

RowCount = 1

Set myInput = Sheets(ActiveSheet.name)
Set myOutput = Sheets(ActiveSheet.name)

For Each row In myInput.Rows
       'do not include the table header
       If (RowCount &lt;&gt; 1) Then
           'added by Mike, 20200216
            dNetPFPercentage = 0.9
                                  
            'input date is already in the CDate format
            If myInput.Range("B" &amp; RowCount).value &gt;= CDate("01/02/2020") Then
                  dNetPFPercentage = 0.95
            End If
           
           'In the event that the EWT (Expanded Withholding Tax) needs to be changed, e.g. 10% to 8%, simply update 0.9 to 0.92
           'Example:
           ' myOutput.Range("J" &amp; RowCount) = myInput.Range("I" &amp; RowCount).Value * 0.7 * 0.9
           ' myOutput.Range("J" &amp; RowCount) = myInput.Range("I" &amp; RowCount).Value * 0.7 * 0.92
    
           'auto-compute the Amount Paid based on Class and PF distribution
           If myInput.Range("I" &amp; RowCount).value = "SC" Or myInput.Range("I" &amp; RowCount).value = "PWD" Then
                myOutput.Range("J" &amp; RowCount) = myInput.Range("H" &amp; RowCount).value * 0.714289
           ElseIf myInput.Range("I" &amp; RowCount).value = "WI" Then
                myOutput.Range("J" &amp; RowCount) = myInput.Range("H" &amp; RowCount).value
           ElseIf myInput.Range("I" &amp; RowCount).value = "SLC" Then
                myOutput.Range("J" &amp; RowCount) = myInput.Range("H" &amp; RowCount).value * 0.9
           'added by Mike, 20190711
           '+added: computation for SLR (Sta. Lucia Reality) patients
           ElseIf myInput.Range("I" &amp; RowCount).value = "SLR" Then
                myOutput.Range("J" &amp; RowCount) = myInput.Range("H" &amp; RowCount).value
           End If
                   
           'auto-compute the Net PF (Professional Fee) based on Class and PF distribution
           If myInput.Range("I" &amp; RowCount).value = "SC" Or myInput.Range("I" &amp; RowCount).value = "PWD" Then
                  myOutput.Range("K" &amp; RowCount) = myInput.Range("J" &amp; RowCount).value * 0.7 * dNetPFPercentage '0.9
           ElseIf myInput.Range("I" &amp; RowCount).value = "WI" Then
                  myOutput.Range("K" &amp; RowCount) = myInput.Range("J" &amp; RowCount).value / 1.12 * 0.7 * dNetPFPercentage '0.9
           ElseIf myInput.Range("I" &amp; RowCount).value = "SLC" Then
                  myOutput.Range("K" &amp; RowCount) = myInput.Range("J" &amp; RowCount).value / 1.12 * 0.7 * dNetPFPercentage '0.9
           '+added: computation for SLR (Sta. Lucia Reality) patients
           ElseIf myInput.Range("I" &amp; RowCount).value = "SLR" Then
                  myOutput.Range("K" &amp; RowCount) = myInput.Range("J" &amp; RowCount).value / 1.12 * 0.7 * dNetPFPercentage '0.9
           End If
        End If
        
        RowCount = RowCount + 1
        
        If IsEmpty(myInput.Range("D" &amp; RowCount).value) Then
             Exit For
        End If
        
Next row

myOutput.Range("K" &amp; 1, "K" &amp; RowCount).Font.Size = 11
myOutput.Range("K" &amp; 1, "K" &amp; RowCount).Font.name = "Calibri"
myOutput.Range("K" &amp; 1, "K" &amp; RowCount).NumberFormat = "0.00"

'added by Mike, 20190304; removed by Mike, 20200301
'Call autoComputeAmountPaidAndNetPFFromHMOTreatmentMasterList

End Sub

Private Sub autoComputeAmountPaidAndNetPFFromHMOTreatmentMasterList()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0412
' @date updated: 20200301
'
' Given:
' 1) Class, i.e. HMO... (Column I)
'
'Output:
' 1) Auto-computed Net PF for HMO payments (Column K)
' 2) AMT.PAID (Column J)
'
'Notes:
' 1) The Master List is the consolidated Excel logbook based on:
' a) Excel HMO payment reports from Sta. Lucia
' b) Rehab/Clinic logbook (pen and paper)
' c) Rehab/Clinic Excel logbook
'
' 2) In the Master List/verified Excel Logbook, I inserted a new column at column A for my notes
'
' 3) This auto-computation applies to all the months of 2018, except March.
' --&gt; In March 2018, 0.9 was updated to 0.92 due to a change in the EWT (Expanded Withholding Tax)
' --&gt; However, this update was not applied in actuality.
' --&gt; This may be likely due to while the transaction was in March 2018, the payment from the HMO was not actually given in March 2018.

Dim myInput As Worksheet
Dim myOutput As Worksheet 'the same as myInput
Dim row As Range
Dim RowCount As Integer

RowCount = 1

Set myInput = Sheets(ActiveSheet.name)
Set myOutput = Sheets(ActiveSheet.name)

For Each row In myInput.Rows
       'The computation of the Net PF is the same for all HMO payments
       If (InStr(myInput.Range("I" &amp; RowCount).value, "HMO")) Then
'            myOutput.Range("K" &amp; RowCount) = (myInput.Range("H" &amp; RowCount).Value - myInput.Range("H" &amp; RowCount).Value * 0.02) / 1.12 * 0.7 * 0.92
             myOutput.Range("K" &amp; RowCount) = (myInput.Range("H" &amp; RowCount).value - myInput.Range("H" &amp; RowCount).value * 0.02) / 1.12 * 0.7 * 0.9
       
            'added by Mike, 20181106
            'write the value of the AMT. PAID (Column K), which is equivalent to the Correct FEE (Column H)
            'This will also overwrite any mistyped value for the AMT.PAID (Column J).
            myOutput.Range("J" &amp; RowCount) = myOutput.Range("H" &amp; RowCount)
       End If
                  
       If IsEmpty(myInput.Range("D" &amp; RowCount).value) Then
            Exit For
       Else
            RowCount = RowCount + 1
       End If
Next row

myOutput.Range("J" &amp; 1, "K" &amp; RowCount).Font.Size = 11
myOutput.Range("J" &amp; 1, "K" &amp; RowCount).Font.name = "Calibri"
myOutput.Range("J" &amp; 1, "K" &amp; RowCount).NumberFormat = "0.00"

End Sub

Sub autoWriteCashPaidDatePhraseInNotesColumn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209
' @date updated: 20190903
'
' Master List: Treatment 2018~present
' Given:
' 1) Transaction Date (Column B)
' 2) Class/Classification, i.e. PWD, SC, WI, SLC, SLR (Column I)
' 3) All non-hmo/cash transactions are paid on the Transaction Date
'
'Output:
' 1) Auto-written Cash Paid Date Phrase in Notes Column (Column A), e.g. "paid: Nov-05-18; ", with space after ";".

'Notes:
' 1) The Master List is the consolidated Excel logbook based on:
' a) printed payslips from Sta. Lucia
' b) Excel payslip reports from Sta. Lucia
' c) Rehab/Clinic logbook (pen and paper)
' d) Rehab/Clinic Excel logbook
'
' 2) The date phrase uses the same format, i.e. "mmm-dd-yy", as the transaction date in the worksheet/workbook
'

Dim myInput As Worksheet
Dim myOutput As Worksheet 'the same as myInput
Dim row As Range
Dim RowCount As Integer

RowCount = 2 'do not included the table header

Set myInput = Sheets(ActiveSheet.name)
Set myOutput = Sheets(ActiveSheet.name)

For Each row In myInput.Rows
       'edited by Mike, 20190903
       'if not empty, an HMO, a No Charge, and a Sta. Lucia Reality (SLR) transaction
       If (IsEmpty(myInput.Range("I" &amp; RowCount).value) = 0) And (InStr(UCase(myInput.Range("I" &amp; RowCount).value), "HMO") = 0) And (InStr(UCase(myInput.Range("I" &amp; RowCount).value), "NC") = 0) And (InStr(UCase(myInput.Range("I" &amp; RowCount).value), "NO CHARGE") = 0) And (InStr(UCase(myInput.Range("I" &amp; RowCount).value), "SLR") = 0) Then
            'edited by Mike, 20190607
            'myOutput.Range("A" &amp; RowCount) = "paid: " &amp; Format(myInput.Range("B" &amp; RowCount).Value, "mmm-dd-yy") &amp; "; " &amp; myInput.Range("A" &amp; RowCount).Value
            
            output = "paid: " &amp; Format(myInput.Range("B" &amp; RowCount).value, "mmm-dd-yy") &amp; "; "
            'if we haven't added the "paid:..."
            If (InStr(myOutput.Range("A" &amp; RowCount).value, output) = 0) Then
                myOutput.Range("A" &amp; RowCount).value = output &amp; myInput.Range("A" &amp; RowCount).value
            End If
       End If
       
       If IsEmpty(myInput.Range("D" &amp; RowCount).value) Then
            Exit For
       Else
            RowCount = RowCount + 1
       End If
Next row

myOutput.Range("A" &amp; 1, "A" &amp; RowCount).Font.Size = 11
myOutput.Range("A" &amp; 1, "A" &amp; RowCount).Font.name = "Calibri"
'myOutput.Range("A" &amp; 1, "A" &amp; RowCount).NumberFormat = "mmm-dd-yy"
'myOutput.Range("A" &amp; 1, "A" &amp; RowCount).NumberFormat = "0.00"

End Sub

Private Sub autoCountAndWriteTransactionCountTreatmentMasterLis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910
' @date updated: 20190910
'
' Master List: Treatment 2018~present
' Given:
' 1) All non-hmo/cash transactions are paid on the Transaction Date
'
'Output:
' 1) Auto-written transaction count in Count Column (Column C), e.g. "1".

'Notes:
' 1) The Master List is the consolidated Excel logbook based on:
' a) printed payslips from Sta. Lucia
' b) Excel payslip reports from Sta. Lucia
' c) Rehab/Clinic logbook (pen and paper)
' d) Rehab/Clinic Excel logbook
'

Dim myInput As Worksheet
Dim myOutput As Worksheet 'the same as myInput
Dim row As Range
Dim RowCount As Integer
Dim transactionCount As Integer

RowCount = 2 'do not included the table header

Set myInput = Sheets(ActiveSheet.name)
Set myOutput = Sheets(ActiveSheet.name)

For Each row In myInput.Rows
       transactionCount = RowCount - 1
       
       myOutput.Range("C" &amp; RowCount).value = transactionCount
              
       RowCount = RowCount + 1
       
       If IsEmpty(myInput.Range("D" &amp; RowCount).value) Then
            Exit For
       End If
Next row

myOutput.Range("C" &amp; 1, "C" &amp; RowCount).Font.Size = 11
myOutput.Range("C" &amp; 1, "C" &amp; RowCount).Font.name = "Calibri"
myOutput.Range("C" &amp; 1, "C" &amp; RowCount).NumberFormat = "0"

End Sub



</script:module>
</file>

<file path=Basic/VBAProject/Module3.xml><?xml version="1.0" encoding="utf-8"?>
<!DOCTYPE module  PUBLIC '-//OpenOffice.org//DTD OfficeDocument 1.0//EN'  'module.dtd'>
<script:module xmlns:script="http://openoffice.org/2000/script" script:name="Module3" script:language="StarBasic" script:moduleType="normal">Rem Attribute VBA_ModuleType=VBAModule
Option VBASupport 1
Sub generateDoctorReferralPTTreatmentReportIFromMasterList()
' Given:
' 1) Encoding for the Month Input Worksheet
' --&gt; Copy-paste all the patient data for the entire month.
' Output:
' 1) Encoding for the Month Output Worksheet
' --&gt; This will be where the VBA script will output and generate the report.


Dim myInput As Worksheet
Dim myOutput As Worksheet
Dim row As Range
Dim RowCount As Integer
Dim RowCountOutput As Integer
Dim worksheetDateValue As Date
Dim totalNumberOfDoctors As Integer
Dim matrix(12, 5) As String '12 is the total number of referring doctors; 5 is the number of pertinent data fields per doctor

totalNumberOfDoctors = 12
totalNumberOfDataFields = 5

'matrix = List

RowCount = 2
RowCountOutput = 2

Set myInput = Sheets("Encoding_for_the_Month_Input")
Set myOutput = Sheets("Encoding_for_the_Month_Output")

'clear/delete the contents, background color, and border of all used cells first
myOutput.UsedRange.ClearContents
myOutput.UsedRange.Interior.ColorIndex = 0
myOutput.UsedRange.Borders.LineStyle = xlNone

' add the headers of the table
myOutput.Range("A" &amp; 1) = "DATE:"
myOutput.Range("B" &amp; 1) = "REFERRING DOCTOR:"
myOutput.Range("C" &amp; 1) = "COUNT:"
myOutput.Range("D" &amp; 1) = "TOTAL NET TREATMENT FEE:" '"TOTAL NET" &amp; vbCrLf &amp; "TREATMENT FEE:"
myOutput.Range("E" &amp; 1) = "PAID NET TREATMENT FEE:" '"PAID NET" &amp; vbCrLf &amp; "TREATMENT FEE:"
myOutput.Range("F" &amp; 1) = "UNPAID NET TREATMENT FEE:" '"UNPAID NET" &amp; vbCrLf &amp; "TREATMENT FEE:"
myOutput.Range("G" &amp; 1) = "5% OF PAID NET TREATMENT FEE:" '"5% OF PAID NET" &amp; vbCrLf &amp; "TREATMENT FEE:"

myOutput.Range("A" &amp; 1, "G" &amp; 1).Font.Size = 14
myOutput.Range("A" &amp; 1, "G" &amp; 1).Interior.Color = vbGreen
myOutput.Range("A" &amp; 1, "G" &amp; 1).VerticalAlignment = xlCenter
myOutput.Range("A" &amp; 1, "G" &amp; 1).HorizontalAlignment = xlCenter

'DATE value based on the worksheet's month and year
worksheetDateValue = myInput.Range("B" &amp; 2).value

'HMO PT Treatment transactions first
For Each row In myInput.Rows
       'SLR stands for "Sta. Lucia Reality", which is a corporate client of the Sta. Lucia Health Care Center, Inc. (SLHCC).
       'SLR's payment procedure to the Marikina Orthopedic Specialty Clinic (MOSC)'s Rehab/Clinic is similar to a Health Maintenance Organization (HMO)'s as well as PhilHealth's.
       If InStr(myInput.Range("H" &amp; RowCount).value, "HMO") = 0 And myInput.Range("H" &amp; RowCount).value &lt;&gt; "SLR" Then
            
            'DATE:
            'myOutput.Range("A" &amp; RowCountOutput) = worksheetDateValue
            
            'Transaction Row #
            'myOutput.Range("B" &amp; RowCountOutput) = RowCountOutput - 1
                        
           'REFERRING DOCTOR:
            myInput.Range("P" &amp; RowCount).Columns.Copy
            myOutput.Select
            'myOutput.Range("B" &amp; RowCountOutput).PasteSpecial
            
            For Count = 0 To totalNumberOfDoctors
                If matrix(Count, 0).value &lt;&gt; myOutput.Range("B" &amp; RowCountOutput) Then
                    matrix(Count, 0).value = myOutput.Range("B" &amp; RowCountOutput)
                     myOutput.Range("B" &amp; RowCountOutput).PasteSpecial
                End If
            Next Count
                        
                        
            If RowCountOutput Mod 2 = 0 Then 'even number
             myOutput.Range("A" &amp; RowCountOutput, "G" &amp; RowCountOutput).Interior.Color = vbYellow
            Else
             myOutput.Range("A" &amp; RowCountOutput, "G" &amp; RowCountOutput).Interior.Color = vbGreen
            End If
            
            RowCountOutput = RowCountOutput + 1
       End If
       
       If IsEmpty(myInput.Range("C" &amp; RowCount).value) Then
            Exit For
       Else
            RowCount = RowCount + 1
       End If
Next row


myOutput.Columns("A:G").AutoFit
'TODO: -add: border to all used cells; the instruction below adds borders even to column I, which is the column to the right of the right-most column, i.e. "PF:" column, which may likely be due to column I's left border also being used
'myOutput.UsedRange.Borders.LineStyle = 1

myOutput.Range("A" &amp; 1, "A" &amp; RowCount).NumberFormat = "MMM yyyy"

End Sub

</script:module>
</file>

<file path=Basic/VBAProject/Module4.xml><?xml version="1.0" encoding="utf-8"?>
<!DOCTYPE module  PUBLIC '-//OpenOffice.org//DTD OfficeDocument 1.0//EN'  'module.dtd'>
<script:module xmlns:script="http://openoffice.org/2000/script" script:name="Module4" script:language="StarBasic" script:moduleType="normal">Rem Attribute VBA_ModuleType=VBAModule
Option VBASupport 1
Sub exportAllWorksheetsToTabDelimitedTxtFile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707
'
' Input Workbook, e.g. Consultation Master List, PT Treatment Master List
' Given:
' 1) Worksheets,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each Worksheet in the Excel Workbook
' --&gt; If the Workbook's filename is "PTTreatmentMasterList.xlsm", and the Worksheet name is "201801", the output Tab delimited filename would be "PTTreatmentMasterList_201801.txt".
'
' Notes:
' 1) The Master List is the consolidated Excel logbook based on:
' a) printed payslips from Sta. Lucia Health Care Centre
' b) Excel payslip reports from Sta. Lucia Health Care Centre
' c) Rehab/Clinic logbook (pen and paper)
' d) 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added by Mike, 20190707
Application.DisplayAlerts = False

path = ActiveWorkbook.path &amp; "\" &amp; Left(ActiveWorkbook.name, InStr(ActiveWorkbook.name, ".") - 1)

'Save the workbook first before exporting the worksheet
ActiveWorkbook.SaveAs FileName:=path

For Each ws In Worksheets
    'Export the current/present active worksheet
    ws.Activate
    ActiveWorkbook.SaveAs FileName:=path &amp; "_" &amp; ws.name &amp; ".txt", FileFormat:=xlText, CreateBackup:=False
Next

'Close the workbook without the extra step of saving it again anymore
ActiveWorkbook.Close SaveChanges:=False

'added by Mike, 20190707
Application.DisplayAlerts = True

End Sub

</script:module>
</file>

<file path=Basic/VBAProject/Module5.xml><?xml version="1.0" encoding="utf-8"?>
<!DOCTYPE module  PUBLIC '-//OpenOffice.org//DTD OfficeDocument 1.0//EN'  'module.dtd'>
<script:module xmlns:script="http://openoffice.org/2000/script" script:name="Module5" script:language="StarBasic" script:moduleType="normal">Rem Attribute VBA_ModuleType=VBAModule
Option VBASupport 1
Sub autoHighlightPaidTransactionsMasterList()
' Copyright 2018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225
' @date updated: 20181225
'
' Master List: Consultation and Treatment Workbooks (2018)
' Given:
' 1) NOTES: (Column A)
'
'Output:
' 1) Auto-highlight paid transactions in the NOTES column (Column A)
' --&gt; paid NON-HMO/Cash transactions are auto-highlighted with light blue
' --&gt; paid HMO transactions are auto-highlighted with light green
'
'Notes:
' 1) The Master List is the consolidated Excel logbook based on:
' a) printed payslips from Sta. Lucia Health Care Centre (SLHCC)
' b) Excel payslip reports from SLHCC
' c) paid HMO reports from SLHCC
' d) Rehab/Clinic logbook (pen and paper)
' e) Rehab/Clinic Excel logbook


Dim myInput As Worksheet
Dim myOutput As Worksheet 'the same as myInput
Dim row As Range
Dim RowCount As Integer

RowCount = 1

Set myInput = Sheets(ActiveSheet.name)
Set myOutput = Sheets(ActiveSheet.name)

For Each row In myInput.Rows

       If (InStr(myInput.Range("A" &amp; RowCount).value, ".xls")) Then
            myOutput.Range("A" &amp; RowCount, "S" &amp; RowCount).Interior.Color = rgbPaleGreen
       ElseIf (InStr(myInput.Range("A" &amp; RowCount).value, "paid")) Then
            myOutput.Range("A" &amp; RowCount, "S" &amp; RowCount).Interior.Color = rgbSkyBlue
       End If
       
       If IsEmpty(myInput.Range("D" &amp; RowCount).value) Then
            Exit For
       Else
            RowCount = RowCount + 1
       End If
Next row

'myOutput.Range("K" &amp; 1, "K" &amp; RowCount).Font.Size = 11
'myOutput.Range("K" &amp; 1, "K" &amp; RowCount).Font.Name = "Calibri"
'myOutput.Range("K" &amp; 1, "K" &amp; RowCount).NumberFormat = "0.00"

End Sub

</script:module>
</file>

<file path=Basic/VBAProject/Module6.xml><?xml version="1.0" encoding="utf-8"?>
<!DOCTYPE module  PUBLIC '-//OpenOffice.org//DTD OfficeDocument 1.0//EN'  'module.dtd'>
<script:module xmlns:script="http://openoffice.org/2000/script" script:name="Module6" script:language="StarBasic" script:moduleType="normal">Rem Attribute VBA_ModuleType=VBAModule
Option VBASupport 1

</script:module>
</file>

<file path=Basic/VBAProject/Module7.xml><?xml version="1.0" encoding="utf-8"?>
<!DOCTYPE module  PUBLIC '-//OpenOffice.org//DTD OfficeDocument 1.0//EN'  'module.dtd'>
<script:module xmlns:script="http://openoffice.org/2000/script" script:name="Module7" script:language="StarBasic" script:moduleType="normal">Rem Attribute VBA_ModuleType=VBAModule
Option VBASupport 1
'added by Mike, 20200225
'input: 202002
'output: February 2020
Function getMonthYear(sInputDate As String) As String

sYear = Left(sInputDate, 4)
sMonth = Split(sInputDate, sYear)(1)

If (sMonth = "01") Then
    sMonthUpdated = "January"
ElseIf (sMonth = "02") Then
    sMonthUpdated = "February"
ElseIf (sMonth = "03") Then
    sMonthUpdated = "March"
ElseIf (sMonth = "04") Then
    sMonthUpdated = "April"
ElseIf (sMonth = "05") Then
    sMonthUpdated = "May"
ElseIf (sMonth = "06") Then
    sMonthUpdated = "June"
ElseIf (sMonth = "07") Then
    sMonthUpdated = "July"
ElseIf (sMonth = "08") Then
    sMonthUpdated = "August"
ElseIf (sMonth = "09") Then
    sMonthUpdated = "September"
ElseIf (sMonth = "10") Then
    sMonthUpdated = "October"
ElseIf (sMonth = "11") Then
    sMonthUpdated = "November"
ElseIf (sMonth = "12") Then
    sMonthUpdated = "December"
End If

getMonthYear = "" &amp; sMonthUpdated &amp; " " &amp; sYear

End Function

Sub exportCurrentWorksheetToTabDelimitedTxtFile()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225
'
' Input Workbook with Worksheet of the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Dim outputPath As String
Dim TableHeaderRow As Integer
Dim outputTxtFilename As String 'added by Mike, 20191201

'added by Mike, 20191128
Application.DisplayAlerts = False

Set myInputWorkbook = ActiveWorkbook
Set myInput = Sheets(ActiveSheet.name)

TableHeaderRow = 1

'added by Mike, 20200224
'MsgBox ("myInput.name: " &amp; myInput.name)
'MsgBox ("Month Year: " &amp; getMonthYear(myInput.name))


'edited by Mike, 20191130
'update this to the correct location
'outputPath = ActiveWorkbook.path
'path = ActiveWorkbook.path &amp; "\" &amp; Left(ActiveWorkbook.Name, InStr(ActiveWorkbook.Name, ".") - 1)
outputPath = "C:\Usbong\unit\workbooks\"
path = outputPath &amp; "\" &amp; Left(ActiveWorkbook.name, InStr(ActiveWorkbook.name, ".") - 1)

'added by Mike, 20200224
'Save the workbook first before exporting the worksheet
'ActiveWorkbook.SaveAs Filename:=path

'added by Mike, 20191201
'outputTxtFilename = "Consultation_Report_Input.txt"
'outputTxtFilename = "Treatment_Report_Input.txt" &amp; Left(ActiveWorkbook.Name, InStr(ActiveWorkbook.Name, ".") - 1)
'outputTxtFilename = "Consultation_Report_Input_" &amp; myInput.name &amp; ".txt"

outputTxtFilename = "Treatment_Report_Input_" &amp; getMonthYear(myInput.name) &amp; ".txt"

'Save the workbook first before exporting the worksheet
'ActiveWorkbook.SaveAs FileName:=path
ActiveWorkbook.Save

'Store the transaction values in a virtual container
Set transactionsContainer = New Collection

RowCount = 1
For Each row In myInput.Rows
        'edited by Mike, 20200224
'        transactionsContainer.Add myInput.Range("A" &amp; RowCount, "R" &amp; RowCount).Value, CStr(RowCount)
        transactionsContainer.Add myInput.Range("B" &amp; RowCount, "AB" &amp; RowCount).value, CStr(RowCount)

        'edited by Mike, 20190504
        RowCount = RowCount + 1

        If IsEmpty(myInput.Range("C" &amp; RowCount).value) Then
            Exit For
        End If
Next row

ActiveWorkbook.Save

'added by Mike, 20191128
Set newWorkbook = Workbooks.Add
    With newWorkbook
        'Note that the computer does not save the workbook.
        'However, the computer does save as Tab-delimited .txt output file the workbook's worksheet.
        '.SaveAs FileName:=outputPath &amp; "output.xls"
    End With

outputWorksheetName = "outputWorksheet"
newWorkbook.Sheets.Add.name = outputWorksheetName 'edited by Mike, 20190328

'Copy the transactions in the new workbook
'---------------------------------------------------------
'Auto-copy contents component/part
'---------------------------------------------------------
RowCount = 1
For Each row In myInput.Rows
        'edited by Mike, 20200224
'        Sheets(ActiveSheet.name).Range("A" &amp; RowCount, "R" &amp; RowCount).Value = transactionsContainer(CStr(RowCount))
        Sheets(ActiveSheet.name).Range("B" &amp; RowCount, "AB" &amp; RowCount).value = transactionsContainer(CStr(RowCount))
        
        'edited by Mike, 20190504
        RowCount = RowCount + 1
                            
        If IsEmpty(myInput.Range("C" &amp; RowCount).value) Then
            Exit For
        End If
Next row

'Export the current/present active worksheet
'Note to update the output export file in the correct location
'edited by Mike, 20191201
'ActiveWorkbook.SaveAs FileName:=path &amp; "_" &amp; myInput.Name &amp; ".txt", FileFormat:=xlText, CreateBackup:=False
'ActiveWorkbook.SaveAs FileName:=outputPath &amp; "Treatment_Report_Input.txt", FileFormat:=xlText, CreateBackup:=False
'ActiveWorkbook.SaveAs FileName:=outputPath &amp; "Consultation_Report_Input.txt", FileFormat:=xlText, CreateBackup:=False
ActiveWorkbook.SaveAs FileName:=outputPath &amp; outputTxtFilename, FileFormat:=xlText, CreateBackup:=False


'Close the workbook without the extra step of saving it again anymore
ActiveWorkbook.Close SaveChanges:=False

'added by Mike, 20191128
Application.DisplayAlerts = True

End Sub

Private Sub exportCurrentWorksheetToTabDelimitedTxtFilePrevious()
' Copyright 2018~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190225
'
' Input Workbook with Worksheet of the Observation Report for the Day
' Given:
' 1) Worksheet, e.g. 201801, 201802
' --&gt; "201801" means "January 2018"; "201802" means "February 2018".
' --&gt; Using numbers for the month and year makes it easier for us to properly sort the files from January to December of a given year.
' --&gt; This is besides the fact that we are adhering to ISO 8601.
'
' Output:
' 1) Tab delimited .txt files of the current Worksheet in the Excel Workbook
' --&gt; If the Workbook's filename is "PTTreatmentMasterList.xlsm", and the Worksheet name is "201801", the output Tab delimited filename would be "PTTreatmentMasterList_201801.txt".
'
' Notes:
' 1) The PT Treatment Master List is the consolidated Excel logbook based on:
' a) printed payslips from Sta. Lucia Health Care Centre
' b) Excel payslip reports from Sta. Lucia Health Care Centre
' c) ORTHO AND PT DEPT/Rehab/Clinic logbook (pen and paper)
' d) ORTHO AND PT DEPT/Rehab/Clinic Excel logbook
'
' 2) We recommend that the input workbook is saved as an Excel Macro-Enabled Workbook, i.e. .xlsm.
' --&gt; Otherwise, you'll need to create and put this set of VBA instructions in the workbook every time.
'
' Reference:
' 1) https://superuser.com/questions/841398/how-to-convert-excel-file-with-multiple-sheets-to-a-set-of-csv-files;
' last accessed: 20181105
' answer by: gtwebb on 20141118
' edited by: phuclv on 20161120

Dim ws As Worksheet
Dim path As String

Set myInput = Sheets(ActiveSheet.name)

path = ActiveWorkbook.path &amp; "\" &amp; Left(ActiveWorkbook.name, InStr(ActiveWorkbook.name, ".") - 1)

'Save the workbook first before exporting the worksheet
ActiveWorkbook.SaveAs FileName:=path

'Export the current/present active worksheet
ActiveWorkbook.SaveAs FileName:=path &amp; "_" &amp; myInput.name &amp; ".txt", FileFormat:=xlText, CreateBackup:=False

'Close the workbook without the extra step of saving it again anymore
ActiveWorkbook.Close SaveChanges:=False

End Sub

</script:module>
</file>

<file path=Basic/VBAProject/Module8.xml><?xml version="1.0" encoding="utf-8"?>
<!DOCTYPE module  PUBLIC '-//OpenOffice.org//DTD OfficeDocument 1.0//EN'  'module.dtd'>
<script:module xmlns:script="http://openoffice.org/2000/script" script:name="Module8" script:language="StarBasic" script:moduleType="normal">Rem Attribute VBA_ModuleType=VBAModule
Option VBASupport 1
Sub autoGenerateWorkbookWithUnitStaffCostPerformanceIncentive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0
'
' Given:
' 1) Workbook's worksheet with the transactions data for the Month
'
'Output:
' 1) Auto-generated new Workbook with the automatically computed Unit Staff Cost for the Performance Incentive
'
Dim myInput As Worksheet
Dim myOutput As Worksheet 'the same as myInput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Dim incentiveCost As Integer 'added by Mike, 20190709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Dim OUTPUT_TOTAL_COLUMNS As Integer
Dim OUTPUT_UNIT_STAFF_COST_DATE_COLUMN As Integer
Dim OUTPUT_UNIT_STAFF_COST_PT_NAME_COLUMN As Integer
'Dim OUTPUT_UNIT_STAFF_COST_PT_NAME_NOTE_COLUMN As Integer

Dim OUTPUT_UNIT_STAFF_COST_PT_TRANSACTION_SERVICE_COUNT_PER_TRANSACTION_COLUMN_1 As Integer
Dim OUTPUT_UNIT_STAFF_COST_PT_TRANSACTION_SERVICE_COUNT_PER_TRANSACTION_COLUMN_2 As Integer
Dim OUTPUT_UNIT_STAFF_COST_PT_TRANSACTION_SERVICE_COUNT_PER_TRANSACTION_COLUMN_3 As Integer

Dim OUTPUT_UNIT_STAFF_COST_PT_TITLE_COLUMN As Integer 'added by Mike, 20190709
Dim OUTPUT_UNIT_STAFF_COST_PT_GUIDE_COLUMN As Integer 'added by Mike, 20190709

Dim OUTPUT_UNIT_STAFF_COST_PT_TRANSACTION_SERVICE_COUNT_PER_DAY_COLUMN As Integer

Dim OUTPUT_UNIT_STAFF_COST_PT_TRANSACTION_SERVICE_COUNT_AVE_PER_DAY_COLUMN As Integer
Dim OUTPUT_UNIT_STAFF_COST_TOTAL_PT_TRANSACTION_SERVICE_TOTAL_INCENTIVE_COST_COLUMN As Integer
Dim OUTPUT_UNIT_STAFF_COST_TOTAL_PT_TRANSACTION_SERVICE_INCENTIVE_COST_PER_TRANSACTION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Performance Incentive MS EXCEL Workbook
OUTPUT_TOTAL_COLUMNS = 18 + MS_EXCEL_OFFSET
'added by Mike, 20190709
OUTPUT_UNIT_STAFF_COST_DATE_COLUMN = 0 + MS_EXCEL_OFFSET 'Month and Year

OUTPUT_UNIT_STAFF_COST_PT_NAME_COLUMN = 0 + MS_EXCEL_OFFSET '1 + MS_EXCEL_OFFSET
'OUTPUT_UNIT_STAFF_COST_PT_NAME_NOTE_COLUMN = 2 + MS_EXCEL_OFFSET

OUTPUT_UNIT_STAFF_COST_PT_TITLE_COLUMN = 2 + MS_EXCEL_OFFSET '1 + MS_EXCEL_OFFSET 'added by Mike, 20190709
OUTPUT_UNIT_STAFF_COST_PT_GUIDE_COLUMN = 2 + MS_EXCEL_OFFSET '1 + MS_EXCEL_OFFSET 'added by Mike, 20190709

'OUTPUT_UNIT_STAFF_COST_PT_TRANSACTION_SERVICE_COUNT_PER_TRANSACTION_COLUMN = 7 + MS_EXCEL_OFFSET
OUTPUT_UNIT_STAFF_COST_PT_TRANSACTION_SERVICE_COUNT_PER_TRANSACTION_COLUMN_1 = 1 + MS_EXCEL_OFFSET
OUTPUT_UNIT_STAFF_COST_PT_TRANSACTION_SERVICE_COUNT_PER_TRANSACTION_COLUMN_2 = 7 + MS_EXCEL_OFFSET
OUTPUT_UNIT_STAFF_COST_PT_TRANSACTION_SERVICE_COUNT_PER_TRANSACTION_COLUMN_3 = 13 + MS_EXCEL_OFFSET

OUTPUT_UNIT_STAFF_COST_PT_TRANSACTION_SERVICE_COUNT_PER_DAY_COLUMN = 14 + MS_EXCEL_OFFSET

'OUTPUT_UNIT_STAFF_COST_PT_TRANSACTION_SERVICE_COST_PER_DAY_COLUMN = 9 + MS_EXCEL_OFFSET
'OUTPUT_UNIT_STAFF_COST_PT_TRANSACTION_SERVICE_COUNT_AVE_PER_DAY_COLUMN = 10 + MS_EXCEL_OFFSET
OUTPUT_UNIT_STAFF_COST_PT_TRANSACTION_SERVICE_COUNT_AVE_PER_DAY_COLUMN = 15 + MS_EXCEL_OFFSET
OUTPUT_UNIT_STAFF_COST_TOTAL_PT_TRANSACTION_SERVICE_TOTAL_INCENTIVE_COST_COLUMN = 16 + MS_EXCEL_OFFSET
OUTPUT_UNIT_STAFF_COST_TOTAL_PT_TRANSACTION_SERVICE_INCENTIVE_COST_PER_TRANSACTION_COLUMN = 17 + MS_EXCEL_OFFSET
    
'added by Mike, 20190702
OUTPUT_UNIT_STAFF_COST_TOTAL_INCENTIVE_COST_COLUMN = 17 + MS_EXCEL_OFFSET


Dim pTStaffName As String
Dim transactionServiceCountKey As String

Dim isPTStaffNameInUnitStaffContainer As Boolean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added by Mike, 20190702
totalIncentiveCost = 0
totalTransactionsCount = 0

incentiveCost = 0 'added by Mike, 20190709

'added by Mike, 20190328
'Application.ScreenUpdating = False

Application.DisplayAlerts = False 'do not display alert/warning message for delete confirmation

Set myInput = Sheets(ActiveSheet.nam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If (Not CStr(previousDate) = "-1") And (Not CStr(previousDate) = CStr(currentDate)) Then
            Set hasCountedUnitStaffMemberContainer = Nothing
            Set hasCountedUnitStaffMemberContainer = New Collection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outputFileName = "unitStaffCostPerformanceIncentive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outputFileName '"unitStaffCostTreatmentWorkbook" &amp; ".xlsx" '&amp; startDateString &amp; "~" &amp; endDateString &amp; ".xls"
    End With

outputWorksheetName = "treatment"

newWorkbook.Sheets.Add.name = outputWorksheetName

If totalTransactionsCount &gt;= 300 Then
    incentiveCost = 15
    totalIncentiveCost = totalTransactionsCount * 15
ElseIf totalTransactionsCount &gt;= 200 Then
    incentiveCost = 10
    totalIncentiveCost = totalTransactionsCount * 10
End If

'added by Mike, 20190709
Set myOutput = Sheets(ActiveSheet.name)

myOutput.Cells(1, OUTPUT_UNIT_STAFF_COST_PT_TITLE_COLUMN).value = "2019 STAFF PERFORMANCE INCENTIVE for SLHCC"
myOutput.Cells(2, OUTPUT_UNIT_STAFF_COST_PT_GUIDE_COLUMN).value = "SLHCC total Px treated per Month; If 200 Px, +10pesos incentive; If 300, +15pesos incentive"

'added by Mike, 20190709; edited by Mike, 20190711
'myOutput.Cells(3, OUTPUT_UNIT_STAFF_COST_DATE_COLUMN).Value = Format(currentDate, "mmmm yyyy")
myOutput.Cells(3, OUTPUT_UNIT_STAFF_COST_DATE_COLUMN).value = currentDate
myOutput.Cells(3, OUTPUT_UNIT_STAFF_COST_DATE_COLUMN).NumberFormat = "mmmm yyyy"
'myOutput.Cells(3, OUTPUT_UNIT_STAFF_COST_DATE_COLUMN).Value = UCase(CStr(myOutput.Cells(3, OUTPUT_UNIT_STAFF_COST_DATE_COLUMN).Value))

'added by Mike, 20190710
myOutput.Cells(3, OUTPUT_UNIT_STAFF_COST_PT_TRANSACTION_SERVICE_COUNT_PER_TRANSACTION_COLUMN_3).value = "TOTAL Px"
myOutput.Cells(3, OUTPUT_UNIT_STAFF_COST_PT_TRANSACTION_SERVICE_COUNT_PER_DAY_COLUMN).value = "DAYS"
myOutput.Cells(3, OUTPUT_UNIT_STAFF_COST_PT_TRANSACTION_SERVICE_COUNT_AVE_PER_DAY_COLUMN).value = "AVG/DAY"

'RowCount = 1
OutputRowCount = 4

'Note I added "i" to mean "Integer" based on what I understand of the Hungarian Notation
For iUnitStaffMemberID = 1 To unitStaffContainer.Count
'        Set myOutput = Sheets(ActiveSheet.name) 'edited by Mike, 20190709
        
        'Note that I used "CStr(...)" in "unitStaffContainer (CStr(iUnitStaffMemberID))"
        'Otherwise, instead of the key, i.e. Unit Staff Member's ID, the computer software will use the item's count/index in the virtual container
        myOutput.Cells(OutputRowCount, OUTPUT_UNIT_STAFF_COST_PT_NAME_COLUMN).value =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added by Mike, 20190704; edited by Mike, 20190709
'        myOutput.Cells(OutputRowCount, OUTPUT_UNIT_STAFF_COST_PT_TRANSACTION_SERVICE_COUNT_PER_TRANSACTION_COLUMN).Value = iServiceCountPerTransaction
        myOutput.Cells(OutputRowCount, OUTPUT_UNIT_STAFF_COST_PT_TRANSACTION_SERVICE_COUNT_PER_TRANSACTION_COLUMN_1).value = iServiceCountPerTransaction
        myOutput.Cells(OutputRowCount, OUTPUT_UNIT_STAFF_COST_PT_TRANSACTION_SERVICE_COUNT_PER_TRANSACTION_COLUMN_2).value = iServiceCountPerTransaction
        myOutput.Cells(OutputRowCount, OUTPUT_UNIT_STAFF_COST_PT_TRANSACTION_SERVICE_COUNT_PER_TRANSACTION_COLUMN_3).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04
        myOutput.Cells(OutputRowCount, OUTPUT_UNIT_STAFF_COST_PT_TRANSACTION_SERVICE_COUNT_AVE_PER_DAY_COLUMN).value = Round(iServiceCountPerTransaction / iServiceCountPerDay, 1)
        
        'added by Mike, 20190709
        myOutput.Cells(OutputRowCount, OUTPUT_UNIT_STAFF_COST_TOTAL_PT_TRANSACTION_SERVICE_TOTAL_INCENTIVE_COST_COLUMN).value = iServiceCountPerTransaction * incentiveCost
        
        'added by Mike, 20190709
        myOutput.Cells(OutputRowCount, OUTPUT_UNIT_STAFF_COST_TOTAL_PT_TRANSACTION_SERVICE_INCENTIVE_COST_PER_TRANSACTION_COLUMN).value = "@" &amp; incentiveCost
        
        OutputRowCount = OutputRowCount + 1
Next

'added by Mike, 20190709
myOutput.Cells(OutputRowCount, OUTPUT_UNIT_STAFF_COST_PT_TRANSACTION_SERVICE_COUNT_PER_TRANSACTION_COLUMN_1).value = totalTransactionsCount
myOutput.Cells(OutputRowCount, OUTPUT_UNIT_STAFF_COST_PT_TRANSACTION_SERVICE_COUNT_PER_TRANSACTION_COLUMN_2).value = totalTransactionsCount
myOutput.Cells(OutputRowCount, OUTPUT_UNIT_STAFF_COST_PT_TRANSACTION_SERVICE_COUNT_PER_TRANSACTION_COLUMN_3).value = totalTransactionsCount

myOutput.Cells(OutputRowCount + 1,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UnitStaffCost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626
' @date updated: 20190712
'
' Given:
' 1) Workbook's worksheet with the transactions data for the Month
'
'Output:
' 1) Auto-generated new Workbook with the automatically computed Unit Staff Cost
'
Dim myInput As Worksheet
Dim myOutput As Worksheet 'the same as myInput
Dim unitStaffRateInput As Worksheet 'added by Mike, 20190712
Dim outputPath As String 'added by Mike, 20190329
Dim startDateString As String 'added by Mike, 20190329
Dim endDateString As String

Dim row As Range
Dim RowCount As Integer
Dim TableHeaderRowUtilization As Integer
Dim TableHeaderRow As Integer
Dim LastPrintableRow As Integer
Dim MaxPatientNameColumnWidth As Integer
Dim patientNameFontSize As Integer

'added by Mike, 20190702
Dim totalIncentiveCost As Integer
Dim totalTransactionsCount As Integer

'added by Mike, 20190712
Dim totalDaysCount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PT_NAME_COLUMN As Integer

'added by Mike, 20190712
Dim UNIT_STAFF_RATE_PT_NAME_COLUMN As Integer
Dim UNIT_STAFF_RATE_COST_COLUMN As Integer

Dim OUTPUT_TOTAL_COLUMNS As Integer
Dim OUTPUT_UNIT_STAFF_COST_DATE_COLUMN As Integer
Dim OUTPUT_UNIT_STAFF_COST_PT_NAME_COLUMN As Integer
Dim OUTPUT_UNIT_STAFF_COST_PT_NAME_NOTE_COLUMN As Integer
Dim OUTPUT_UNIT_STAFF_COST_REGULAR_PT_TRANSACTION_SERVICE_COUNT_PER_DAY_COLUMN As Integer
Dim OUTPUT_UNIT_STAFF_COST_PT_TRANSACTION_SERVICE_COUNT_COLUMN As Integer
Dim OUTPUT_UNIT_STAFF_COST_PT_TRANSACTION_SERVICE_COST_COLUMN As Integer
Dim OUTPUT_UNIT_STAFF_COST_PT_TRANSACTION_SERVICE_TOTAL_COUNT_COLUMN As Integer
Dim OUTPUT_UNIT_STAFF_COST_PT_TRANSACTION_SERVICE_TOTAL_COST_COLUMN As Integer
Dim OUTPUT_UNIT_STAFF_COST_TOTAL_PT_TRANSACTION_SERVICE_TOTAL_COUNT_COLUMN As Integer
Dim OUTPUT_UNIT_STAFF_COST_TOTAL_PT_TRANSACTION_SERVICE_TOTAL_COST_COLUMN As Integer

'added by Mike, 20190702
Dim OUTPUT_UNIT_STAFF_COST_TOTAL_INCENTIVE_COST_COLUMN As Integer

'set the values of the defined terms, i.e. value-holders
INPUT_NON_MASTER_LIST_OFFSET = 0
MS_EXCEL_OFFSET = 1 'added by Mike, 20190325
INPUT_DATE_COLUMN = 0 - INPUT_NON_MASTER_LIST_OFFSET + MS_EXCEL_OFFSET
INPUT_PT_NAME_COLUMN = 16 - INPUT_NON_MASTER_LIST_OFFSET + MS_EXCEL_OFFSET
    
'added by Mike, 20190712
UNIT_STAFF_RATE_PT_NAME_COLUMN = 0 + MS_EXCEL_OFFSET
UNIT_STAFF_RATE_COST_COLUMN = 1 + MS_EXCEL_OFFSET
    
OUTPUT_TOTAL_COLUMNS = 14 + MS_EXCEL_OFFSET
OUTPUT_UNIT_STAFF_COST_DATE_COLUMN = 0 + MS_EXCEL_OFFSET
OUTPUT_UNIT_STAFF_COST_PT_NAME_COLUMN = 1 + MS_EXCEL_OFFSET
OUTPUT_UNIT_STAFF_COST_PT_NAME_NOTE_COLUMN = 2 + MS_EXCEL_OFFSET


'edited by Mike, 20190712
OUTPUT_UNIT_STAFF_COST_PT_TRANSACTION_SERVICE_COUNT_PER_TRANSACTION_COLUMN = 5 + MS_EXCEL_OFFSET
OUTPUT_UNIT_STAFF_COST_REGULAR_PT_TRANSACTION_SERVICE_COUNT_PER_DAY_COLUMN = 6 + MS_EXCEL_OFFSET

OUTPUT_UNIT_STAFF_COST_PT_TRANSACTION_SERVICE_COUNT_PER_DAY_COLUMN = 7 + MS_EXCEL_OFFSET
OUTPUT_UNIT_STAFF_COST_PT_TRANSACTION_SERVICE_COST_PER_DAY_COLUMN = 8 + MS_EXCEL_OFFSET

'OUTPUT_UNIT_STAFF_COST_PT_TRANSACTION_SERVICE_COUNT_AVE_PER_DAY_COLUMN = 10 + MS_EXCEL_OFFSET
OUTPUT_UNIT_STAFF_COST_PT_TRANSACTION_SERVICE_TOTAL_COUNT_PER_DAY_COLUMN = 9 + MS_EXCEL_OFFSET
OUTPUT_UNIT_STAFF_COST_PT_TRANSACTION_SERVICE_TOTAL_COST_PER_DAY_COLUMN = 10 + MS_EXCEL_OFFSET
OUTPUT_UNIT_STAFF_COST_PT_TRANSACTION_SERVICE_TOTAL_COST_PER_MONTH_COLUMN = 11 + MS_EXCEL_OFFSET

OUTPUT_UNIT_STAFF_COST_TOTAL_PT_TRANSACTION_SERVICE_TOTAL_INCENTIVE_COST_PER_TRANSACTION_COLUMN = 11 + MS_EXCEL_OFFSET
OUTPUT_UNIT_STAFF_COST_TOTAL_PT_TRANSACTION_SERVICE_TOTAL_COUNT_PER_TRANSACTION_COLUMN = 12 + MS_EXCEL_OFFSET
OUTPUT_UNIT_STAFF_COST_PT_TRANSACTION_SERVICE_INCENTIVE_COST_PER_TRANSACTION_COLUMN = 13 + MS_EXCEL_OFFSET
OUTPUT_UNIT_STAFF_COST_TOTAL_PT_TRANSACTION_SERVICE_TOTAL_COST_COLUMN = 14 + MS_EXCEL_OFFSET
    
'added by Mike, 20190702
OUTPUT_UNIT_STAFF_COST_TOTAL_INCENTIVE_COST_COLUMN = 15 + MS_EXCEL_OFFSET
    
Dim pTStaffName As String
Dim transactionServiceCountKey As String

Dim isPTStaffNameInUnitStaffContainer As Boolean
Dim unitStaffRateInputRowCount As Integer
    
'added by Mike, 20190701; edited by Mike, 20190711
Dim currentDate As Date 'String
Dim previousDate As Date 'String

'added by Mike, 20190701
Dim hasCountedUnitStaffMemberContainer As Collection
Set hasCountedUnitStaffMemberContainer = New Collection

    
'added by Mike, 20190328
'TableHeaderRowUtilization = 6

'added by Mike, 20190330
'TableHeaderRow = 5

Dim unitStaffContainer As Collection
Set unitStaffContainer = New Collection

Dim unitStaffCostContainer As Collection
Set unitStaffCostContainer = New Collection

Dim unitStaffCostColumnValuesContainer As Collection
Set unitStaffCostColumnValuesContainer = New Collection

Dim unitStaffMemberID As String
Dim unitStaffCostContainerTransactionCount As Integer

'added by Mike, 20190712
Dim pTStaffNameInUnitStaffRateInput As String

unitStaffMemberID = 1
unitStaffContainerCount = 1
unitStaffCostContainerTransactionCount = 1
RowCount = 1 '2 'do not include table header row
RowCountOffSet = 0 'This is to make the add-on software automatically adjust to rows with new line marks
OutputRowCount = 1 'added by Mike, 20190325
unitStaffRateInputRowCount = 1 'added by Mike, 20190712

'added by Mike, 20190702
totalIncentiveCost = 0
totalTransactionsCount = 0

'added by Mike, 20190712
totalDaysCount = 0

'added by Mike, 20190328
'Application.ScreenUpdating = False

Application.DisplayAlerts = False 'do not display alert/warning message for delete confirmation

Set myInput = Sheets(ActiveSheet.name)

'added by Mike, 20190712
Set unitStaffRateInput = Sheets("unit_staff_rate")

'add an ID key number to each staff member
For Each row In myInput.Rows
        pTStaffName = CStr(UCase(Trim(myInput.Cells(RowCount, INPUT_PT_NAME_COLUMN))))
  
        isPTStaffNameInUnitStaffContainer = False
    
        For KeyCount = 1 To unitStaffContainer.Count
        
'            MsgBox ("key" &amp; unitStaffContainer(keyCount))

            If unitStaffContainer(KeyCount) = pTStaffName Then
               isPTStaffNameInUnitStaffContainer = True
            End If
        Next
  
        If isPTStaffNameInUnitStaffContainer = False Then
            unitStaffContainer.Add pTStaffName, CStr(unitStaffContainerCount)
                    
            'added by Mike, 20190704
            Set unitStaffCostColumnValuesContainer = Nothing
            Set unitStaffCostColumnValuesContainer = New Collection
            
            unitStaffCostColumnValuesContainer.Add 0, CStr(OUTPUT_UNIT_STAFF_COST_PT_TRANSACTION_SERVICE_COUNT_PER_TRANSACTION_COLUMN)
            unitStaffCostColumnValuesContainer.Add 0, CStr(OUTPUT_UNIT_STAFF_COST_PT_TRANSACTION_SERVICE_COUNT_PER_DAY_COLUMN)


            'added by Mike, 20190712
            unitStaffRateInputRowCount = 1
            For Each unitStaffRateInputRow In unitStaffRateInput.Rows
                pTStaffNameInUnitStaffRateInput = CStr(UCase(Trim(unitStaffRateInput.Cells(unitStaffRateInputRowCount, UNIT_STAFF_RATE_PT_NAME_COLUMN))))
                
                If pTStaffNameInUnitStaffRateInput = pTStaffName Then
                    unitStaffCostColumnValuesContainer.Add CStr(UCase(Trim(unitStaffRateInput.Cells(unitStaffRateInputRowCount, UNIT_STAFF_RATE_COST_COLUMN)))), CStr(UNIT_STAFF_RATE_COST_COLUMN)
                    Exit For
                End If
                
                unitStaffRateInputRowCount = unitStaffRateInputRowCount + 1

                If IsEmpty(unitStaffRateInput.Range("A" &amp; unitStaffRateInputRowCount).value) Then
                    MsgBox ("Alert! Unit Staff Member Name does not exist in the 'unit_staff_rate' worksheet")
                    Exit For
                End If
            Next unitStaffRateInputRow

            unitStaffCostContainer.Add unitStaffCostColumnValuesContainer, CStr(unitStaffContainerCount)
            
            unitStaffContainerCount = unitStaffContainerCount + 1
        End If
        
        RowCount = RowCount + 1
                            
        If IsEmpty(myInput.Range("C" &amp; RowCount).value) Then
            Exit For
        End If
Next row

'edited by Mike, 20190701
RowCount = 1
previousDate = "-1" 'CStr(myInput.Cells(1, INPUT_DATE_COLUMN))

For Each row In myInput.Rows
        pTStaffName = CStr(UCase(Trim(myInput.Cells(RowCount, INPUT_PT_NAME_COLUMN))))
'        currentDate = CStr(myInput.Cells(RowCount, INPUT_DATE_COLUMN))
        currentDate = myInput.Cells(RowCount, INPUT_DATE_COLUMN) 'edited by Mike, 20190711
        
        'MsgBox ("currentDate" &amp; currentDate)
                
        For KeyCount = 1 To unitStaffContainer.Count
            If unitStaffContainer(KeyCount) = pTStaffName Then
                unitStaffMemberID = KeyCount
                Exit For
            End If
        Next
        
        'delete the contents of the container and make a new Collection
        'edited by Mike, 20190712
        If (Not CStr(previousDate) = "-1") And (Not CStr(previousDate) = CStr(currentDate)) Then
            Set hasCountedUnitStaffMemberContainer = Nothing
            Set hasCountedUnitStaffMemberContainer = New Collection
            
            'added by Mike, 20190712
            totalDaysCount = totalDaysCount + 1
        End If
        
        'edited by Mike, 20190704
        If Not HasKey(hasCountedUnitStaffMemberContainer, unitStaffMemberID) Then
                hasCountedUnitStaffMemberContainer.Add True, unitStaffMemberID
                
                unitStaffCostContainerTransactionCount = unitStaffCostContainer(unitStaffMemberID)(CStr(OUTPUT_UNIT_STAFF_COST_PT_TRANSACTION_SERVICE_COUNT_PER_DAY_COLUMN)) + 1
                
                unitStaffCostContainer(unitStaffMemberID).Remove CStr(OUTPUT_UNIT_STAFF_COST_PT_TRANSACTION_SERVICE_COUNT_PER_DAY_COLUMN)
                
                unitStaffCostContainer(unitStaffMemberID).Add unitStaffCostContainerTransactionCount, CStr(OUTPUT_UNIT_STAFF_COST_PT_TRANSACTION_SERVICE_COUNT_PER_DAY_COLUMN)
        End If

        'added by Mike, 20190704
        unitStaffCostContainerTransactionCount = unitStaffCostContainer(unitStaffMemberID)(CStr(OUTPUT_UNIT_STAFF_COST_PT_TRANSACTION_SERVICE_COUNT_PER_TRANSACTION_COLUMN)) + 1
        
        unitStaffCostContainer(unitStaffMemberID).Remove CStr(OUTPUT_UNIT_STAFF_COST_PT_TRANSACTION_SERVICE_COUNT_PER_TRANSACTION_COLUMN)
        
        unitStaffCostContainer(unitStaffMemberID).Add unitStaffCostContainerTransactionCount, CStr(OUTPUT_UNIT_STAFF_COST_PT_TRANSACTION_SERVICE_COUNT_PER_TRANSACTION_COLUMN)




'        If Not HasKey(hasCountedUnitStaffMemberContainer, unitStaffMemberID) Then
'                hasCountedUnitStaffMemberContainer.Add True, unitStaffMemberID
'
'            If Not HasKey(unitStaffCostColumnValuesContainer, unitStaffMemberID) Then
'                unitStaffCostContainerTransactionCount = 1
'                unitStaffCostColumnValuesContainer.Add unitStaffCostContainerTransactionCount, unitStaffMemberID
'            Else
'                unitStaffCostContainerTransactionCount = unitStaffCostColumnValuesContainer(unitStaffMemberID) + 1
'
'                unitStaffCostColumnValuesContainer.Remove unitStaffMemberID
'                unitStaffCostColumnValuesContainer.Add unitStaffCostContainerTransactionCount, unitStaffMemberID
'            End If
'        End If
                
        previousDate = currentDate
        
        RowCount = RowCount + 1
                            
        If IsEmpty(myInput.Range("C" &amp; RowCount).value) Then
            Exit For
        End If
Next row

'added by Mike, 20190702
totalTransactionsCount = RowCount - 1
                
'added by Mike, 20190329
'startDateString = Format(unitStaffCostContainer(1)(CStr(OUTPUT_UNIT_STAFF_COST_DATE_COLUMN)), "yyyymmdd")
'endDateString = Format(unitStaffCostContainer(hmoBillingContainerTransactionCount - 1)(CStr(OUTPUT_UNIT_STAFF_COST_DATE_COLUMN)), "yyyymmdd")

'--------------------------------------------------------------
'Process Output Folders and Files
'--------------------------------------------------------------
outputPath = Application.ActiveWorkbook.path &amp; "\output\"
Set fso = CreateObject("scripting.filesystemobject")
If Not fso.folderexists(outputPath) Then
    fso.createfolder (outputPath)
End If

'--------------------------------------------------------------
'Process HMO Billing Utilization
'--------------------------------------------------------------

outputFileName = "unitStaffCostTreatmentWorkbook" &amp; ".xlsx"

'added by Mike, 20190630
'close new workbook if it already exists
If fso.fileexists(outputPath &amp; outputFileName) Then
    Set existingWorkbook = Application.Workbooks.Open(outputPath &amp; outputFileName)
    existingWorkbook.Close
End If

Set newWorkbook = Workbooks.Add
    With newWorkbook
        .SaveAs FileName:=outputPath &amp; "unitStaffCostTreatmentWorkbook" &amp; ".xlsx" '&amp; startDateString &amp; "~" &amp; endDateString &amp; ".xls"
    End With

outputWorksheetName = "treatment"

newWorkbook.Sheets.Add.name = outputWorksheetName

'added by Mike, 20190709
Set myOutput = Sheets(ActiveSheet.name)

'added by Mike, 20190709; edited by Mike, 20190711
'myOutput.Cells(3, OUTPUT_UNIT_STAFF_COST_DATE_COLUMN).Value = Format(currentDate, "mmmm yyyy")
myOutput.Cells(1, OUTPUT_UNIT_STAFF_COST_DATE_COLUMN).value = currentDate
myOutput.Cells(1, OUTPUT_UNIT_STAFF_COST_DATE_COLUMN).NumberFormat = "mmmm yyyy"
'myOutput.Cells(3, OUTPUT_UNIT_STAFF_COST_DATE_COLUMN).Value = UCase(CStr(myOutput.Cells(3, OUTPUT_UNIT_STAFF_COST_DATE_COLUMN).Value))

'RowCount = 1
OutputRowCount = 1

'Note I added "i" to mean "Integer" based on what I understand of the Hungarian Notation
For iUnitStaffMemberID = 1 To unitStaffContainer.Count
'        Set myOutput = Sheets(ActiveSheet.name) 'edited by Mike, 20190711
         
        'added by Mike, 20190712
        pTStaffName = unitStaffContainer(CStr(iUnitStaffMemberID))
        
        'Note that I used "CStr(...)" in "unitStaffContainer (CStr(iUnitStaffMemberID))"
        'Otherwise, instead of the key, i.e. Unit Staff Member's ID, the computer software will use the item's count/index in the virtual container
        'edited by Mike, 20190712
        myOutput.Cells(OutputRowCount, OUTPUT_UNIT_STAFF_COST_PT_NAME_COLUMN).value = pTStaffName 'unitStaffContainer(CStr(iUnitStaffMemberID))
        
        'edited by Mike, 20190704
        iServiceCountPerTransaction = unitStaffCostContainer(CStr(iUnitStaffMemberID))(CStr(OUTPUT_UNIT_STAFF_COST_PT_TRANSACTION_SERVICE_COUNT_PER_TRANSACTION_COLUMN))
        iServiceCountPerDay = unitStaffCostContainer(CStr(iUnitStaffMemberID))(CStr(OUTPUT_UNIT_STAFF_COST_PT_TRANSACTION_SERVICE_COUNT_PER_DAY_COLUMN))
        iServiceRateCostPerDay = unitStaffCostContainer(CStr(iUnitStaffMemberID))(CStr(UNIT_STAFF_RATE_COST_COLUMN))
        
        'MsgBox ("totalDaysCount" &amp; totalDaysCount)
        totalDaysCountHalf = Round(totalDaysCount / 2, 0) 'if the total days count is an odd number, e.g. 25, make the value 12, instead of 12.5
    
        If (pTStaffName = "CAI") Then
            myOutput.Cells(OutputRowCount, OUTPUT_UNIT_STAFF_COST_REGULAR_PT_TRANSACTION_SERVICE_COUNT_PER_DAY_COLUMN).value = totalDaysCount - totalDaysCountHalf
        ElseIf (pTStaffName = "VANGE") Then
            myOutput.Cells(OutputRowCount, OUTPUT_UNIT_STAFF_COST_REGULAR_PT_TRANSACTION_SERVICE_COUNT_PER_DAY_COLUMN).value = totalDaysCountHalf
        End If
                
        'added by Mike, 20190704
        'myOutput.Cells(OutputRowCount, OUTPUT_UNIT_STAFF_COST_PT_TRANSACTION_SERVICE_COUNT_PER_TRANSACTION_COLUMN).Value = iServiceCountPerTransaction
        
        'edited by Mike, 20190704
        'myOutput.Cells(OutputRowCount, OUTPUT_UNIT_STAFF_COST_PT_TRANSACTION_SERVICE_COUNT_COLUMN).Value = unitStaffCostColumnValuesContainer(CStr(iUnitStaffMemberID))
        myOutput.Cells(OutputRowCount, OUTPUT_UNIT_STAFF_COST_PT_TRANSACTION_SERVICE_COUNT_PER_DAY_COLUMN).value = iServiceCountPerDay
        
        'added by Mike, 20190712
        myOutput.Cells(OutputRowCount, OUTPUT_UNIT_STAFF_COST_PT_TRANSACTION_SERVICE_COST_PER_DAY_COLUMN).value = "@" &amp; iServiceRateCostPerDay
        
        'added by Mike, 20190711
        myOutput.Cells(OutputRowCount, OUTPUT_UNIT_STAFF_COST_PT_TRANSACTION_SERVICE_TOTAL_COUNT_PER_DAY_COLUMN).value = iServiceCountPerDay
        
        'added by Mike, 20190704
        'myOutput.Cells(OutputRowCount, OUTPUT_UNIT_STAFF_COST_PT_TRANSACTION_SERVICE_COUNT_AVE_PER_DAY_COLUMN).Value = Round(iServiceCountPerTransaction / iServiceCountPerDay, 1)
        
        'added by Mike, 20190712
        myOutput.Cells(OutputRowCount, OUTPUT_UNIT_STAFF_COST_PT_TRANSACTION_SERVICE_TOTAL_COST_PER_DAY_COLUMN).value = "@" &amp; iServiceRateCostPerDay
        
        'added by Mike, 20190712
        myOutput.Cells(OutputRowCount, OUTPUT_UNIT_STAFF_COST_PT_TRANSACTION_SERVICE_TOTAL_COST_PER_MONTH_COLUMN).value = iServiceCountPerDay * iServiceRateCostPerDay
        
        OutputRowCount = OutputRowCount + 1
Next

If totalTransactionsCount &gt;= 300 Then
    totalIncentiveCost = totalTransactionsCount * 15
ElseIf totalTransactionsCount &gt;= 200 Then
    totalIncentiveCost = totalTransactionsCount * 10
End If

myOutput.Cells(OutputRowCount, OUTPUT_UNIT_STAFF_COST_TOTAL_INCENTIVE_COST_COLUMN).value = totalIncentiveCost

'delete default worksheet automatically included when we created a new workbook
'Application.DisplayAlerts = False 'do not display alert/warning message for delete confirmation
Worksheets("Sheet1").Delete
'Application.DisplayAlerts = True


newWorkbook.Save
'NewWorkbook.Close
'--------------------------------------------------------------

Application.DisplayAlerts = True

'added by Mike, 20190328
'Application.ScreenUpdating = True

End Sub

Sub autoGenerateWorkbookWithHMOBillingTreatmen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24
' @date updated: 20190331
'
' Given:
' 1) Workbook with the HMO Billing data
'
'Output:
' 1) Auto-generated new Workbook with HMO Billing Utilization data from ORTHO &amp; PT TREATMENT DEPT. Workbook
' 2) Auto-updated Workbook with HMO Billing Utilization Template from Sta. Lucia Health Care Centre (SLHCC)
' 3) Auto-generated new Workbook with HMO Billing data from ORTHO &amp; PT TREATMENT DEPT. Workbook
' 4) Auto-updated Workbook with HMO Billing Template from Sta. Lucia Health Care Centre (SLHCC)
'
Dim myInput As Worksheet
Dim myOutput As Worksheet 'the same as myInput
Dim outputPath As String 'added by Mike, 20190329
Dim startDateString As String 'added by Mike, 20190329
Dim endDateString As String 'added by Mike, 20190329

Dim row As Range
Dim RowCount As Integer
Dim TableHeaderRowUtilization As Integer
Dim TableHeaderRow As Integer
Dim LastPrintableRow As Integer
Dim MaxPatientNameColumnWidth As Integer
Dim patientNameFontSize As Integer

'added by Mike, 20190325
Dim INPUT_NON_MASTER_LIST_OFFSET As Integer
Dim MS_EXCEL_OFFSET As Integer

Dim INPUT_REFERRING_DOCTOR_COLUMN As Integer
Dim INPUT_NOTES_COLUMN As Integer
Dim INPUT_DATE_COLUMN As Integer
Dim INPUT_PATIENT_NAME_COLUMN As Integer
Dim INPUT_CLASS_COLUMN As Integer
Dim INPUT_NET_PF_COLUMN As Integer
Dim INPUT_NEW_OLD_COLUMN As Integer
Dim INPUT_NEW_OLD_PATIENT_COLUMN As Integer
Dim INPUT_CHARGE_SLIP_NUMBER_COLUMN As Integer
Dim INPUT_APPROVAL_CODE_COLUMN As Integer
Dim INPUT_FEE_COLUMN As Integer
Dim INPUT_DIAGNOSIS_COLUMN As Integer

Dim INPUT_CONSULTATION_PROCEDURE_COLUMN As Integer
Dim INPUT_CONSULTATION_MEDICAL_DOCTOR_COLUMN As Integer
Dim INPUT_CONSULTATION_MEDICAL_CERTIFICATE_COLUMN As Integer

Dim INPUT_CONSULTATION_PROCEDURE_DETAILS_COLUMN As Integer
Dim INPUT_CONSULTATION_APPROVAL_CODE_COLUMN As Integer
Dim INPUT_CONSULTATION_DIAGNOSIS_COLUMN As Integer

Dim INPUT_CONSULTATION_OFFSET As Integer

Dim OUTPUT_HMO_BILLING_DEPARTMENT_PT_VALUE As Variant
Dim OUTPUT_HMO_BILLING_DEPARTMENT_ORTHO_VALUE As Variant
Dim OUTPUT_HMO_BILLING_DEPARTMENT_REHAB_VALUE As Variant

Dim OUTPUT_HMO_BILLING_PROCEDURE_PT_VALUE As Variant
Dim OUTPUT_HMO_BILLING_PROCEDURE_ORTHO_VALUE As Variant
Dim OUTPUT_HMO_BILLING_PROCEDURE_REHAB_VALUE As Variant
Dim OUTPUT_HMO_BILLING_PROCEDURE_ORTHO_PROCEDURE_VALUE As Variant
Dim OUTPUT_HMO_BILLING_PROCEDURE_REHAB_PROCEDURE_VALUE As Variant

Dim OUTPUT_HMO_BILLING_PAYEE_VALUE As Variant

Dim OUTPUT_HMO_BILLING_MEDICAL_DOCTOR_NAME_PT_VALUE As Variant
Dim OUTPUT_HMO_BILLING_UTILIZATION_SUMMARY_MEDICAL_DOCTOR_NAME_PT_VALUE As Variant

Dim OUTPUT_TOTAL_COLUMNS As Integer
Dim OUTPUT_HMO_BILLING_TOTAL_COLUMNS As Integer
Dim OUTPUT_HMO_UTILIZATION_SUMMARY_TOTAL_COLUMNS As Integer
Dim OUTPUT_HMO_UTILIZATION_DATE_COLUMN As Integer
Dim OUTPUT_HMO_UTILIZATION_PATIENT_NAME_COLUMN As Integer
Dim OUTPUT_HMO_UTILIZATION_HMO_NAME_COLUMN As Integer
Dim OUTPUT_HMO_UTILIZATION_DIAGNOSIS_COLUMN As Integer
Dim OUTPUT_HMO_UTILIZATION_MD_SIGNATURE_COLUMN As Integer
Dim OUTPUT_HMO_UTILIZATION_RECEIVED_BY_DATE_COLUMN As Integer

Dim OUTPUT_HMO_BILLING_DATE_COLUMN As Integer
Dim OUTPUT_HMO_BILLING_HMO_NAME_COLUMN As Integer
Dim OUTPUT_HMO_BILLING_NUMBER_COLUMN As Integer
Dim OUTPUT_HMO_BILLING_FORM_COLUMN As Integer
Dim OUTPUT_HMO_BILLING_CHARGE_SLIP_NUMBER_COLUMN As Integer
Dim OUTPUT_HMO_BILLING_PATIENT_NAME_COLUMN As Integer
Dim OUTPUT_HMO_BILLING_APPROVAL_CODE_COLUMN As Integer
Dim OUTPUT_HMO_BILLING_MEDICAL_DOCTOR_NAME_COLUMN As Integer
Dim OUTPUT_HMO_BILLING_PAYEE_COLUMN As Integer
Dim OUTPUT_HMO_BILLING_DIAGNOSIS_COLUMN As Integer
Dim OUTPUT_HMO_BILLING_DEPARTMENT_COLUMN As Integer
Dim OUTPUT_HMO_BILLING_PROCEDURE_COLUMN As Integer
Dim OUTPUT_HMO_BILLING_DOCTORS_COLUMN As Integer
Dim OUTPUT_HMO_BILLING_VAT_EXEMPT_COLUMN As Integer
Dim OUTPUT_HMO_BILLING_VATABLE_SALES_COLUMN As Integer
Dim OUTPUT_HMO_BILLING_VAT_COLUMN As Integer
Dim OUTPUT_HMO_BILLING_TOTAL_AMOUNT_COLUMN As Integer

'added by Mike, 20190325
'set the values of the defined terms, i.e. value-holders
INPUT_NON_MASTER_LIST_OFFSET = 0 '1
MS_EXCEL_OFFSET = 1 'added by Mike, 20190325
INPUT_REFERRING_DOCTOR_COLUMN = 15 - INPUT_NON_MASTER_LIST_OFFSET + MS_EXCEL_OFFSET
INPUT_NOTES_COLUMN = 0 'This column is not included in the INPUT_NON_MASTER_LIST_OFFSET + MS_EXCEL_OFFSET
INPUT_DATE_COLUMN = 1 - INPUT_NON_MASTER_LIST_OFFSET + MS_EXCEL_OFFSET
INPUT_PATIENT_NAME_COLUMN = 3 - INPUT_NON_MASTER_LIST_OFFSET + MS_EXCEL_OFFSET
INPUT_CLASS_COLUMN = 8 - INPUT_NON_MASTER_LIST_OFFSET + MS_EXCEL_OFFSET
INPUT_NET_PF_COLUMN = 10 - INPUT_NON_MASTER_LIST_OFFSET + MS_EXCEL_OFFSET
INPUT_NEW_OLD_COLUMN = 16 - INPUT_NON_MASTER_LIST_OFFSET + MS_EXCEL_OFFSET
INPUT_NEW_OLD_PATIENT_COLUMN = 16 - INPUT_NON_MASTER_LIST_OFFSET + MS_EXCEL_OFFSET
INPUT_CHARGE_SLIP_NUMBER_COLUMN = 11 - INPUT_NON_MASTER_LIST_OFFSET + MS_EXCEL_OFFSET
INPUT_APPROVAL_CODE_COLUMN = 12 - INPUT_NON_MASTER_LIST_OFFSET + MS_EXCEL_OFFSET
INPUT_FEE_COLUMN = 7 - INPUT_NON_MASTER_LIST_OFFSET + MS_EXCEL_OFFSET
INPUT_DIAGNOSIS_COLUMN = 6 - INPUT_NON_MASTER_LIST_OFFSET + MS_EXCEL_OFFSET

INPUT_CONSULTATION_PROCEDURE_COLUMN = 2 - INPUT_NON_MASTER_LIST_OFFSET + MS_EXCEL_OFFSET
INPUT_CONSULTATION_MEDICAL_DOCTOR_COLUMN = 16 - INPUT_NON_MASTER_LIST_OFFSET + MS_EXCEL_OFFSET

INPUT_CONSULTATION_MEDICAL_CERTIFICATE_COLUMN = 2 - INPUT_NON_MASTER_LIST_OFFSET + MS_EXCEL_OFFSET 'The value is the same as "INPUT_CONSULTATION_PROCEDURE_COLUMN".

'CONSULTATION
INPUT_CONSULTATION_PROCEDURE_DETAILS_COLUMN = 12 - INPUT_NON_MASTER_LIST_OFFSET + MS_EXCEL_OFFSET
INPUT_CONSULTATION_APPROVAL_CODE_COLUMN = 15 - INPUT_NON_MASTER_LIST_OFFSET + MS_EXCEL_OFFSET
INPUT_CONSULTATION_DIAGNOSIS_COLUMN = 7 - INPUT_NON_MASTER_LIST_OFFSET + MS_EXCEL_OFFSET
    
INPUT_CONSULTATION_CLASS_COLUMN = 9 - INPUT_NON_MASTER_LIST_OFFSET + MS_EXCEL_OFFSET
    
INPUT_CONSULTATION_OFFSET = 1

OUTPUT_HMO_BILLING_DEPARTMENT_PT_VALUE = "PT"
OUTPUT_HMO_BILLING_DEPARTMENT_ORTHO_VALUE = "ORTHO"
OUTPUT_HMO_BILLING_DEPARTMENT_REHAB_VALUE = "REHAB"

OUTPUT_HMO_BILLING_PROCEDURE_PT_VALUE = "PT TREATMENT"
OUTPUT_HMO_BILLING_PROCEDURE_ORTHO_VALUE = "ORTHO CONSULT"
OUTPUT_HMO_BILLING_PROCEDURE_REHAB_VALUE = "REHAB CONSULT"
OUTPUT_HMO_BILLING_PROCEDURE_ORTHO_PROCEDURE_VALUE = "ORTHO-PROCEDURE"
OUTPUT_HMO_BILLING_PROCEDURE_REHAB_PROCEDURE_VALUE = "REHAB-PROCEDURE"

OUTPUT_HMO_BILLING_PAYEE_VALUE = "STA. LUCIA HEALTH CARE CENTRE, INC."
    
'added by Mike, 20190325
OUTPUT_TOTAL_COLUMNS = 25 + MS_EXCEL_OFFSET
OUTPUT_HMO_BILLING_TOTAL_COLUMNS = 17 + MS_EXCEL_OFFSET
OUTPUT_HMO_UTILIZATION_SUMMARY_TOTAL_COLUMNS = 6 + MS_EXCEL_OFFSET
OUTPUT_HMO_UTILIZATION_DATE_COLUMN = 0 + MS_EXCEL_OFFSET
OUTPUT_HMO_UTILIZATION_PATIENT_NAME_COLUMN = 1 + MS_EXCEL_OFFSET
    
OUTPUT_HMO_UTILIZATION_HMO_NAME_COLUMN = 2 + MS_EXCEL_OFFSET
OUTPUT_HMO_UTILIZATION_DIAGNOSIS_COLUMN = 3 + MS_EXCEL_OFFSET
OUTPUT_HMO_UTILIZATION_MD_SIGNATURE_COLUMN = 4 + MS_EXCEL_OFFSET
OUTPUT_HMO_UTILIZATION_RECEIVED_BY_DATE_COLUMN = 5 + MS_EXCEL_OFFSET
    
'all PT Treatment transactions based on the HMO Billing Template
OUTPUT_HMO_BILLING_MEDICAL_DOCTOR_NAME_PT_VALUE = "SYSON, PEDRO"
OUTPUT_HMO_BILLING_UTILIZATION_SUMMARY_MEDICAL_DOCTOR_NAME_PT_VALUE = "PEDRO SYSON"

OUTPUT_HMO_BILLING_DATE_COLUMN = 0 + MS_EXCEL_OFFSET
OUTPUT_HMO_BILLING_HMO_NAME_COLUMN = 1 + MS_EXCEL_OFFSET
OUTPUT_HMO_BILLING_NUMBER_COLUMN = 2 + MS_EXCEL_OFFSET 'for use as table header only
OUTPUT_HMO_BILLING_FORM_COLUMN = 3 + MS_EXCEL_OFFSET 'for use as table header only
OUTPUT_HMO_BILLING_CHARGE_SLIP_NUMBER_COLUMN = 4 + MS_EXCEL_OFFSET
OUTPUT_HMO_BILLING_PATIENT_NAME_COLUMN = 5 + MS_EXCEL_OFFSET
OUTPUT_HMO_BILLING_APPROVAL_CODE_COLUMN = 6 + MS_EXCEL_OFFSET 'approval code/account number
OUTPUT_HMO_BILLING_MEDICAL_DOCTOR_NAME_COLUMN = 7 + MS_EXCEL_OFFSET
OUTPUT_HMO_BILLING_PAYEE_COLUMN = 8 + MS_EXCEL_OFFSET
OUTPUT_HMO_BILLING_DIAGNOSIS_COLUMN = 9 + MS_EXCEL_OFFSET 'for use as table header only
OUTPUT_HMO_BILLING_DEPARTMENT_COLUMN = 10 + MS_EXCEL_OFFSET
OUTPUT_HMO_BILLING_PROCEDURE_COLUMN = 11 + MS_EXCEL_OFFSET
OUTPUT_HMO_BILLING_DOCTORS_COLUMN = 12 + MS_EXCEL_OFFSET 'for use as table header only
OUTPUT_HMO_BILLING_VAT_EXEMPT_COLUMN = 13 + MS_EXCEL_OFFSET 'for use as table header only
OUTPUT_HMO_BILLING_VATABLE_SALES_COLUMN = 14 + MS_EXCEL_OFFSET 'for use as table header only
OUTPUT_HMO_BILLING_VAT_COLUMN = 15 + MS_EXCEL_OFFSET 'for use as table header only
OUTPUT_HMO_BILLING_TOTAL_AMOUNT_COLUMN = 16 + MS_EXCEL_OFFSET

'added by Mike, 20190328
TableHeaderRowUtilization = 6

'added by Mike, 20190330
TableHeaderRow = 5

'added by Mike, 20190324
Dim hmoBillingContainer As Collection
Set hmoBillingContainer = New Collection

Dim hmoBillingColumnValuesContainer As Collection
'Set hmoBillingColumnValuesContainer = New Collection

'added by Mike, 20190327
Dim medicalDoctorWorksheetContainer As Collection 'each Medical Doctor has a worksheet
Dim medicalDoctorWorksheetOutputRowCountContainer As Collection 'each Medical Doctor has an output row count

'added by Mike, 20190328
Dim hmoUtilizationTableHeaderContainer As Collection

'added by Mike, 20190331
Dim hmoWorksheetOutputRowCountContainer As Collection
Dim hmoName As String

Dim hmoBillingContainerTransactionCount As Integer


hmoBillingContainerTransactionCount = 1
RowCount = 1 '2 'do not include table header row
RowCountOffSet = 0 'This is to make the add-on software automatically adjust to rows with new line marks
OutputRowCount = 1 'added by Mike, 20190325

'added by Mike, 20190328
'Application.ScreenUpdating = False

Set myInput = Sheets(ActiveSheet.name)

'   ImportTextFilesAsWorksheetsInWorkbookUtilizationHMOMarch2019_20190301~20190308

'Set myOutput = Sheets(ActiveSheet.name)

'added by Mike, 20190327
Set medicalDoctorWorksheetContainer = New Collection

'added by Mike, 20190328
Set hmoUtilizationTableHeaderContainer = New Collection

hmoUtilizationTableHeaderContainer.Add "DATE", CStr(1) 'convert 1 to a String to be accepted as key
hmoUtilizationTableHeaderContainer.Add "PATIENT'S NAME", CStr(2)
hmoUtilizationTableHeaderContainer.Add "HMO NAME", CStr(3)
hmoUtilizationTableHeaderContainer.Add "DIAGNOSIS", CStr(4)
hmoUtilizationTableHeaderContainer.Add "MD'S SIGNATURE", CStr(5)
hmoUtilizationTableHeaderContainer.Add "RECEIVED BY/DATE", CStr(6)

For Each row In myInput.Rows
        Set hmoBillingColumnValuesContainer = New Collection

        'MsgBox ("UCase(Trim(myInput.Cells(RowCount, INPUT_DATE_COLUMN))): " &amp; UCase(Trim(myInput.Cells(RowCount, INPUT_DATE_COLUMN + 1))))
                
         If InStr(myInput.Cells(RowCount, INPUT_CLASS_COLUMN).value, "HMO") &lt;&gt; 0 Then
         'If InStr(myInput.Cells(RowCount, INPUT_CONSULTATION_CLASS_COLUMN).Value, "HMO") = 1 Then
            'TO-DO: -put: values in the containers
'            hmoBillingColumnValuesContainer.Add getDateAsHMOBillingFormat(UCase(Trim(myInput.Cells(RowCount, INPUT_DATE_COLUMN)))), CStr(OUTPUT_HMO_UTILIZATION_DATE_COLUMN)
            hmoBillingColumnValuesContainer.Add CDate(UCase(Trim(myInput.Cells(RowCount, INPUT_DATE_COLUMN)))), CStr(OUTPUT_HMO_UTILIZATION_DATE_COLUMN)
            'hmoBillingColumnValuesContainer.Add UCase(Trim(myInput.Cells(RowCount, INPUT_CLASS_COLUMN))), CStr(OUTPUT_HMO_UTILIZATION_HMO_NAME_COLUMN)
            hmoBillingColumnValuesContainer.Add Replace(UCase(Trim(myInput.Cells(RowCount, INPUT_CLASS_COLUMN))), "HMO/", ""), CStr(OUTPUT_HMO_UTILIZATION_HMO_NAME_COLUMN)
            'hmoBillingColumnValuesContainer.Add UCase(Trim(myInput.Cells(RowCount, INPUT_CONSULTATION_CLASS_COLUMN))), CStr(OUTPUT_HMO_UTILIZATION_HMO_NAME_COLUMN)

            hmoBillingColumnValuesContainer.Add UCase(Trim(myInput.Cells(RowCount, INPUT_CHARGE_SLIP_NUMBER_COLUMN))), CStr(OUTPUT_HMO_BILLING_CHARGE_SLIP_NUMBER_COLUMN)
            hmoBillingColumnValuesContainer.Add UCase(Trim(myInput.Cells(RowCount, INPUT_PATIENT_NAME_COLUMN))), CStr(OUTPUT_HMO_BILLING_PATIENT_NAME_COLUMN)
            hmoBillingColumnValuesContainer.Add UCase(Trim(myInput.Cells(RowCount, INPUT_APPROVAL_CODE_COLUMN))), CStr(OUTPUT_HMO_BILLING_APPROVAL_CODE_COLUMN)
            'hmoBillingColumnValuesContainer.Add UCase(Trim(myInput.Cells(RowCount, INPUT_CONSULTATION_APPROVAL_CODE_COLUMN))), CStr(OUTPUT_HMO_BILLING_APPROVAL_CODE_COLUMN)
            hmoBillingColumnValuesContainer.Add getNameWithLastNameFirst(Replace(Replace(UCase(Trim(myInput.Cells(RowCount, INPUT_REFERRING_DOCTOR_COLUMN))), "DRA. ", ""), "DR. ", "")), CStr(OUTPUT_HMO_BILLING_MEDICAL_DOCTOR_NAME_COLUMN)
            'hmoBillingColumnValuesContainer.Add getNameWithLastNameFirst(Replace(Replace(UCase(Trim(myInput.Cells(RowCount, INPUT_CONSULTATION_MEDICAL_DOCTOR_COLUMN))), "DRA. ", ""), "DR. ", "")), "" &amp; OUTPUT_HMO_BILLING_MEDICAL_DOCTOR_NAME_COLUMN
            hmoBillingColumnValuesContainer.Add UCase(Trim(CStr(OUTPUT_HMO_BILLING_PAYEE_VALUE))), CStr(OUTPUT_HMO_BILLING_PAYEE_COLUMN)
            
            hmoBillingColumnValuesContainer.Add UCase(Trim(myInput.Cells(RowCount, INPUT_DIAGNOSIS_COLUMN))), "" &amp; OUTPUT_HMO_BILLING_DIAGNOSIS_COLUMN
            'hmoBillingColumnValuesContainer.Add UCase(Trim(myInput.Cells(RowCount, INPUT_CONSULTATION_DIAGNOSIS_COLUMN))), "" &amp; OUTPUT_HMO_BILLING_DIAGNOSIS_COLUMN
            
            hmoBillingColumnValuesContainer.Add UCase(Trim(CStr(OUTPUT_HMO_BILLING_DEPARTMENT_PT_VALUE))), CStr(OUTPUT_HMO_BILLING_DEPARTMENT_COLUMN)
            hmoBillingColumnValuesContainer.Add UCase(Trim(CStr(OUTPUT_HMO_BILLING_PROCEDURE_PT_VALUE))), CStr(OUTPUT_HMO_BILLING_PROCEDURE_COLUMN)
            hmoBillingColumnValuesContainer.Add UCase(Trim(myInput.Cells(RowCount, INPUT_FEE_COLUMN))), CStr(OUTPUT_HMO_BILLING_TOTAL_AMOUNT_COLUMN)
            
            hmoBillingContainer.Add hmoBillingColumnValuesContainer, CStr(hmoBillingContainerTransactionCount)
            hmoBillingContainerTransactionCount = hmoBillingContainerTransactionCount + 1
        End If
                            
        If IsEmpty(myInput.Range("C" &amp; RowCount).value) Then
            Exit For
        Else
            RowCount = RowCount + 1
        End If
Next row

'added by Mike, 20190329
startDateString = Format(hmoBillingContainer(1)(CStr(OUTPUT_HMO_UTILIZATION_DATE_COLUMN)), "yyyymmdd")
endDateString = Format(hmoBillingContainer(hmoBillingContainerTransactionCount - 1)(CStr(OUTPUT_HMO_UTILIZATION_DATE_COLUMN)), "yyyymmdd")

'--------------------------------------------------------------
'Process Output Folders and Files
'--------------------------------------------------------------
'added by Mike, 20190330
outputPath = Application.ActiveWorkbook.path &amp; "\hmoBilling\summary\"
Set fso = CreateObject("scripting.filesystemobject")
If Not fso.folderexists(outputPath) Then
    fso.createfolder (outputPath)
End If

templateHmoBillingSummaryWorkbookFilename = outputPath &amp; "\template\HMOBillingWorkbookTemplate.xlsm"
newHmoBillingSummaryWorkbookFilename = outputPath &amp; "\HMOBillingWorkbookTemplate" &amp; startDateString &amp; "~" &amp; endDateString &amp; ".xlsm"
'fso.CopyFile templateHmoBillingSummaryWorkbookFilename, newHmoBillingSummaryWorkbookFilename
'edited by Mike, 20190330
If Dir(newHmoBillingSummaryWorkbookFilename) = "" Then
    fso.CopyFile templateHmoBillingSummaryWorkbookFilename, newHmoBillingSummaryWorkbookFilename
End If


'added by Mike, 20190329
outputPath = Application.ActiveWorkbook.path &amp; "\hmoBilling\utilization\"
'Set fso = CreateObject("scripting.filesystemobject")
If Not fso.folderexists(outputPath) Then
    fso.createfolder (outputPath)
End If


'--------------------------------------------------------------
'Process HMO Billing Utilization
'--------------------------------------------------------------

'added by Mike, 20190325; edited by Mike, 20190329
Set newWorkbook = Workbooks.Add
    With newWorkbook
        .SaveAs FileName:=outputPath &amp; "HMOBillingUtilizationTreatment" &amp; startDateString &amp; "~" &amp; endDateString &amp; ".xls"
    End With

outputWorksheetName = "treatment"

'added by Mike, 20190327; edited by Mike, 20190329
'write the table header and the portion above it for each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write transactions later
        'do nothing for now
    'If a workheet with the outputWorksheetName, i.e. "treatment" name, does not exist
    Else
        newWorkbook.Sheets.Add.name = outputWorksheetName 'edited by Mike, 20190328
                                               
        'medicalDoctorWorksheetOutputRowCountContainer.Add TableHeaderRowUtilization + 1, medicalDoctorName
        OutputRowCount = TableHeaderRowUtilization + 1
            
        Set myOutput = Sheets(ActiveSheet.name)
    
        'added by Mike, 20190327
        'add the portion above the table header row
        myOutput.Cells(1, OUTPUT_HMO_UTILIZATION_MD_SIGNATURE_COLUMN).value = "PHYSICIAN:"
        'myOutput.Cells(1, OUTPUT_HMO_UTILIZATION_MD_SIGNATURE_COLUMN + 1).Value = medicalDoctorName
        myOutput.Cells(1, OUTPUT_HMO_UTILIZATION_MD_SIGNATURE_COLUMN + 1).value = OUTPUT_HMO_BILLING_MEDICAL_DOCTOR_NAME_PT_VALUE
        
        'added by Mike, 20190328
        myOutput.Cells(2, OUTPUT_HMO_UTILIZATION_MD_SIGNATURE_COLUMN).value = "PERIOD COVERED:"
        
        myOutput.Cells(3, OUTPUT_HMO_UTILIZATION_DIAGNOSIS_COLUMN).value = "PT TREATMENT"
        myOutput.Cells(4, OUTPUT_HMO_UTILIZATION_DIAGNOSIS_COLUMN).value = "STA. LUCIA HEALTH CARE CENTRE, INC."
        myOutput.Cells(5, OUTPUT_HMO_UTILIZATION_DIAGNOSIS_COLUMN).value = "HMO UTILIZATION SUMMARY"
        
        'added by Mike, 20190328
        For i = 1 To hmoUtilizationTableHeaderContainer.Count 'from 1 to the total items in the container
            myOutput.Cells(TableHeaderRowUtilization, i).value = hmoUtilizationTableHeaderContainer(i)
        Next
    End If
Next hmoBillingColumnValuesContainer

'added by Mike, 20190327; edited by Mike, 20190329
'write all the transactions in the correct worksheet
For Each hmoBillingColumnValuesContainer In hmoBillingContainer
    'added by Mike, 20190327
    'medicalDoctorName = hmoBillingColumnValuesContainer(CStr(OUTPUT_HMO_BILLING_MEDICAL_DOCTOR_NAME_COLUMN))

    'If a workheet with the outputWorksheetName, i.e. "treatment" name, exists
    If Evaluate("ISREF('" &amp; outputWorksheetName &amp; "'!A1)") Then
         'Set myOutput = Sheets(medicalDoctorName)
         Set myOutput = Sheets(outputWorksheetName)
         
         myOutput.Cells(OutputRowCount, OUTPUT_HMO_UTILIZATION_DATE_COLUMN).value = hmoBillingColumnValuesContainer(CStr(OUTPUT_HMO_UTILIZATION_DATE_COLUMN))
         myOutput.Cells(OutputRowCount, OUTPUT_HMO_UTILIZATION_DATE_COLUMN).NumberFormat = "dd-mmm-yy"
                  
         myOutput.Cells(OutputRowCount, OUTPUT_HMO_UTILIZATION_PATIENT_NAME_COLUMN).value = hmoBillingColumnValuesContainer(CStr(OUTPUT_HMO_BILLING_PATIENT_NAME_COLUMN))
         myOutput.Cells(OutputRowCount, OUTPUT_HMO_UTILIZATION_HMO_NAME_COLUMN).value = hmoBillingColumnValuesContainer(CStr(OUTPUT_HMO_UTILIZATION_HMO_NAME_COLUMN))
         myOutput.Cells(OutputRowCount, OUTPUT_HMO_UTILIZATION_DIAGNOSIS_COLUMN).value = hmoBillingColumnValuesContainer(CStr(OUTPUT_HMO_BILLING_DIAGNOSIS_COLUMN))
                        
         'medicalDoctorWorksheetOutputRowCountContainer.Remove medicalDoctorName
         'medicalDoctorWorksheetOutputRowCountContainer.Add OutputRowCount + 1, medicalDoctorName
    
         OutputRowCount = OutputRowCount + 1
    End If
Next hmoBillingColumnValuesContainer



'added by Mike, 20190328
'delete default worksheet automatically included when we created a new workbook
Application.DisplayAlerts = False 'do not display alert/warning message for delete confirmation
Worksheets("Sheet1").Delete
Application.DisplayAlerts = True

'added by Mike, 20190328
Dim ws As Worksheet
For Each ws In newWorkbook.Worksheets
    If ws.name &lt;&gt; "Template" Then
        ws.Activate
        Call autoUpdateWorkbookWithHMOBillingUtilizationTemplate
    End If
Next
'--------------------------------------------------------------

'--------------------------------------------------------------
'Process HMO Billing
'--------------------------------------------------------------
'edited by Mike, 20190330
Set newHmoBillingSummaryWorkbook = Workbooks.Open(FileName:=newHmoBillingSummaryWorkbookFilename)

'added by Mike, 20190328
Set hmoWorksheetOutputRowCountContainer = New Collection

'added by Mike, 20190327; edited by Mike, 20190329
'write the table header and the portion above it for each HMO worksheet
For Each hmoBillingColumnValuesContainer In hmoBillingContainer
    'added by Mike, 20190327
    hmoName = hmoBillingColumnValuesContainer(CStr(OUTPUT_HMO_UTILIZATION_HMO_NAME_COLUMN))

    'If a workheet with the HMO name exists
    If Evaluate("ISREF('" &amp; hmoName &amp; "'!A1)") Then
        'write transactions later
        'do nothing for now
    'If a workheet with the Medical Doctor's name does not exist
    Else
        newHmoBillingSummaryWorkbook.Sheets("template").Copy After:=newHmoBillingSummaryWorkbook.Sheets(Sheets.Count)
        Set myOutputWorksheet = Sheets(ActiveSheet.name)
        'MsgBox ("hmoName: " &amp; hmoName)
        myOutputWorksheet.name = CStr(hmoName)

        'newHmoBillingSummaryWorkbook.Sheets.Add.name = hmoName
        
        hmoWorksheetOutputRowCountContainer.Add TableHeaderRow + 1, hmoName
            
'        Set myOutput = Sheets(ActiveSheet.name)
    
'        'added by Mike, 20190327
'        'add the portion above the table header row
'        myOutput.Cells(1, OUTPUT_HMO_UTILIZATION_MD_SIGNATURE_COLUMN).Value = "PHYSICIAN:"
'        myOutput.Cells(1, OUTPUT_HMO_UTILIZATION_MD_SIGNATURE_COLUMN + 1).Value = medicalDoctorName
        
'        'added by Mike, 20190328
'        myOutput.Cells(2, OUTPUT_HMO_UTILIZATION_MD_SIGNATURE_COLUMN).Value = "PERIOD COVERED:"
        
'        myOutput.Cells(3, OUTPUT_HMO_UTILIZATION_DIAGNOSIS_COLUMN).Value = "CONSULTATION"
'        myOutput.Cells(4, OUTPUT_HMO_UTILIZATION_DIAGNOSIS_COLUMN).Value = "STA. LUCIA HEALTH CARE CENTRE, INC."
'        myOutput.Cells(5, OUTPUT_HMO_UTILIZATION_DIAGNOSIS_COLUMN).Value = "HMO UTILIZATION SUMMARY"
        
'        'added by Mike, 20190328
'        For i = 1 To hmoUtilizationTableHeaderContainer.Count 'from 1 to the total items in the container
'            myOutput.Cells(6, i).Value = hmoUtilizationTableHeaderContainer(i)
'        Next
    End If
Next hmoBillingColumnValuesContainer


'added by Mike, 20190327; edited by Mike, 20190330
'write all the transactions in the correct HMO worksheet
For Each hmoBillingColumnValuesContainer In hmoBillingContainer
    hmoName = hmoBillingColumnValuesContainer(CStr(OUTPUT_HMO_UTILIZATION_HMO_NAME_COLUMN))

    'If a workheet with the HMO name exists
    If Evaluate("ISREF('" &amp; hmoName &amp; "'!A1)") Then
         Set myOutput = Sheets(hmoName)
         'MsgBox ("hmoName: " &amp; hmoName)
         'edited by Mike, 20190331
         If Not HasKey(hmoWorksheetOutputRowCountContainer, hmoName) Then
            hmoWorksheetOutputRowCountContainer.Add TableHeaderRow + 1, hmoName
         End If
                           
         OutputRowCount = hmoWorksheetOutputRowCountContainer(hmoName)
                  
         'edited by Mike, 20190330
         transactionDateValue = hmoBillingColumnValuesContainer(CStr(OUTPUT_HMO_UTILIZATION_DATE_COLUMN))
                           
         Do Until (IsEmpty(myOutput.Cells(OutputRowCount, OUTPUT_HMO_BILLING_DATE_COLUMN).value))
            OutputRowCount = OutputRowCount + 1
         Loop
                
         myOutput.Cells(OutputRowCount, OUTPUT_HMO_BILLING_DATE_COLUMN).value = transactionDateValue 'hmoBillingColumnValuesContainer(CStr(OUTPUT_HMO_UTILIZATION_DATE_COLUMN))
         myOutput.Cells(OutputRowCount, OUTPUT_HMO_BILLING_DATE_COLUMN).NumberFormat = "dd-mmm-yy"
         
         myOutput.Cells(OutputRowCount, OUTPUT_HMO_BILLING_HMO_NAME_COLUMN).value = hmoName
         
         myOutput.Cells(OutputRowCount, OUTPUT_HMO_BILLING_CHARGE_SLIP_NUMBER_COLUMN).value = hmoBillingColumnValuesContainer(CStr(OUTPUT_HMO_BILLING_CHARGE_SLIP_NUMBER_COLUMN))
         
         myOutput.Cells(OutputRowCount, OUTPUT_HMO_BILLING_PATIENT_NAME_COLUMN).value = hmoBillingColumnValuesContainer(CStr(OUTPUT_HMO_BILLING_PATIENT_NAME_COLUMN))
         
         myOutput.Cells(OutputRowCount, OUTPUT_HMO_BILLING_APPROVAL_CODE_COLUMN).value = hmoBillingColumnValuesContainer(CStr(OUTPUT_HMO_BILLING_APPROVAL_CODE_COLUMN))
         
         myOutput.Cells(OutputRowCount, OUTPUT_HMO_BILLING_MEDICAL_DOCTOR_NAME_COLUMN).value = OUTPUT_HMO_BILLING_MEDICAL_DOCTOR_NAME_PT_VALUE 'hmoBillingColumnValuesContainer(CStr(OUTPUT_HMO_BILLING_MEDICAL_DOCTOR_NAME_COLUMN))
         
         myOutput.Cells(OutputRowCount, OUTPUT_HMO_BILLING_PAYEE_COLUMN).value = OUTPUT_HMO_BILLING_PAYEE_VALUE
         
         myOutput.Cells(OutputRowCount, OUTPUT_HMO_BILLING_DEPARTMENT_COLUMN).value = OUTPUT_HMO_BILLING_DEPARTMENT_PT_VALUE
         myOutput.Cells(OutputRowCount, OUTPUT_HMO_BILLING_PROCEDURE_COLUMN).value = OUTPUT_HMO_BILLING_PROCEDURE_PT_VALUE
                  
         myOutput.Cells(OutputRowCount, OUTPUT_HMO_BILLING_TOTAL_AMOUNT_COLUMN).value = hmoBillingColumnValuesContainer(CStr(OUTPUT_HMO_BILLING_TOTAL_AMOUNT_COLUMN))
                        
         hmoWorksheetOutputRowCountContainer.Remove hmoName
         hmoWorksheetOutputRowCountContainer.Add OutputRowCount + 1, hmoName
    End If
Next hmoBillingColumnValuesContainer

newHmoBillingSummaryWorkbook.Close 'added by Mike, 20190330
'--------------------------------------------------------------

'added by Mike, 20190328
'Application.ScreenUpdating = True

End Sub


'added by Mike, 20190327
'input: MICHAEL SYSON
'output: SYSON, MICHAEL
'input: MICHAEL DELA PAZ
'output: DELA PAZ, MICHAEL
Private Function getNameWithLastNameFirst(name As String) As String
nameArray = Split(name, " ")
lastName = Trim(nameArray(UBound(nameArray)))
firstName = ""

For i = LBound(nameArray) To UBound(nameArray) - 1
    firstName = firstName &amp; " " &amp; nameArray(i)
Next

'MsgBox ("value: " &amp; firstName)
'MsgBox ("name: " &amp; name)

'if the name has "DELA"
If InStr(Trim(name), "DELA") &gt; 0 Then
'MsgBox ("name: " &amp; name)

    lastName = "DELA " &amp; lastName
    firstName = Replace(firstName, "DELA", "")
End If
           
'MsgBox ("lastName: " &amp; lastName)
           
getNameWithLastNameFirst = lastName &amp; ", " &amp; Trim(firstName)

'MsgBox ("returnOutput: " &amp; returnOutput)

End Function
'Reference: https://stackoverflow.com/questions/38007844/generic-way-to-check-if-a-key-is-in-a-collection-in-excel-vba;
'last accessed: 20190331
'answer by: Robin Mackenzie on 20160626
Private Function HasKey(coll As Collection, strKey As String) As Boolean
    Dim var As Variant
    On Error Resume Next
    var = coll(strKey)
    HasKey = (Err.Number = 0)
    Err.Clear
End Function



Private Sub autoUpdateWorkbookWithHMOBillingUtilizationTemplate()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0305
' @date updated: 20190312
'
' Given:
' 1) Workbook with the HMO Billing data
'
'Output:
' 1) Auto-update Workbook with HMO Billing Utilization Template from Sta. Lucia Health Care Centre (SLHCC)
'
Dim myInput As Worksheet
Dim myOutput As Worksheet 'the same as myInput
Dim row As Range
Dim RowCount As Integer
Dim TableHeaderRowUtilization As Integer
Dim LastPrintableRow As Integer
Dim MaxPatientNameColumnWidth As Integer
Dim patientNameFontSize As Integer

RowCount = 1
TableHeaderRowUtilization = 6
'edited by Mike, 20190312
LastPrintableRow = 39 'updated: 33 to 39, which is actually the last printable row on an A4 paper
'added by Mike, 20190312
RowCountOffSet = 0 'This is to make the add-on software automatically adjust to rows with new line marks
MaxDiagnosisColumnWidthPixels = 506 '11pt font * 46 characters in Pixels
DiagnosisFontSize = 11
MaxColumnWidthInCharacters = 46

Set myInput = Sheets(ActiveSheet.name)
Set myOutput = Sheets(ActiveSheet.name)

'Auto-fit Date column based on actual value
myOutput.Range("A" &amp; TableHeaderRowUtilization + 1, "A" &amp; TableHeaderRowUtilization + 1).Select
Selection.EntireColumn.AutoFit 'edited by Mike, 20190309
'Selection.EntireColumn.ColumnWidth = 12

'Auto-fit select columns based on the table header row
myOutput.Range("B" &amp; TableHeaderRowUtilization, "F" &amp; TableHeaderRowUtilization).Select
Selection.EntireColumn.AutoFit

'Auto-fit DIAGNOSIS column
myOutput.Range("D" &amp; TableHeaderRowUtilization, "D" &amp; TableHeaderRowUtilization).Select
Selection.EntireColumn.ColumnWidth = 46


'Auto-update font size of value of DIAGNOSIS based on the following:
'max column width: 46
'max number of characters in value: 44
'default font size: 11
'font style: Calibri
For Each row In myInput.Rows
       'added by Mike, 20190309
        myOutput.Range("D" &amp; RowCount, "D" &amp; RowCount).Font.name = "Calibri"
        myOutput.Range("D" &amp; RowCount, "D" &amp; RowCount).Font.Size = DiagnosisFontSize

        If RowCount &lt;= TableHeaderRowUtilization Then
            'MsgBox ("RowCount: " &amp; RowCount)

            myOutput.Range("A" &amp; RowCount, "F" &amp; RowCount).Font.Bold = True
            RowCount = RowCount + 1
        Else
        
            diagnosisValue = myInput.Range("D" &amp; RowCount, "D" &amp; RowCount).value
            diagnosisValueLength = Len(myInput.Range("D" &amp; RowCount, "D" &amp; RowCount).value)
            diagnosisValueArray = Split(myInput.Range("D" &amp; RowCount, "D" &amp; RowCount).value, " ")
            output = Trim(diagnosisValue)
            
            'MsgBox ("RowCount: " &amp; RowCount)
            'MsgBox ("patientNameValueLength: " &amp; patientNameValueLength)
    
            If diagnosisValueLength &gt; MaxColumnWidthInCharacters Then
                output = ""
                temp = ""
                'MsgBox ("diagnosisValue: " &amp; diagnosisValue)
               ' MsgBox ("diagnosisValueLength: " &amp; diagnosisValueLength)
                'MsgBox ("MaxColumnWidthInCharacters: " &amp; MaxColumnWidthInCharacters)
                    
                    For Index = LBound(diagnosisValueArray) To UBound(diagnosisValueArray)
                   ' MsgBox ("temp: " &amp; temp)
                        value = diagnosisValueArray(Index)
                        temp = temp &amp; " " &amp; value
                        If Len(temp) &gt; MaxColumnWidthInCharacters Then
                            output = output &amp; vbCrLf &amp; value 'add new line
                            temp = value
                            RowCountOffSet = RowCountOffSet + 1
                        Else
                            output = output &amp; " " &amp; value
                        End If
                    Next
                    
            End If
            
            'edited by Mike, 20190309
            'remove the excess character encoding, i.e. 'Â', due to reading the file in non-UTF-8 encoding or file origin
            myInput.Range("D" &amp; RowCount, "D" &amp; RowCount).value = Replace(Trim(output), "Â", "")
            
            If IsEmpty(myInput.Range("C" &amp; RowCount).value) Then
                Exit For
            Else
                RowCount = RowCount + 1
            End If
        End If
Next row

myOutput.Range("A" &amp; 1, "F" &amp; RowCount).Font.Size = 11
myOutput.Range("A" &amp; 1, "F" &amp; RowCount).Font.name = "Calibri"
'myOutput.Range("A" &amp; 1, "Q" &amp; RowCount).NumberFormat = "0.00"

'added by Mike, 20190305; edited by Mike, 20190312
If RowCount + RowCountOffSet &lt; LastPrintableRow Then
    myOutput.Range("A" &amp; TableHeaderRowUtilization, "F" &amp; LastPrintableRow - RowCountOffSet).Borders.LineStyle = 1
Else
    myOutput.Range("A" &amp; TableHeaderRowUtilization, "F" &amp; RowCount - 1).Borders.LineStyle = 1
End If

'added by Mike, 20190306
myOutput.PageSetup.Orientation = xlLandscape
'added by Mike, 20190306
'Set Margins to Narrow
'The values below are already in cm or centimeters
myOutput.PageSetup.TopMargin = 1.91
myOutput.PageSetup.BottomMargin = 1.91
myOutput.PageSetup.LeftMargin = 0.64
myOutput.PageSetup.RightMargin = 0.64
myOutput.PageSetup.HeaderMargin = 0.76
myOutput.PageSetup.FooterMargin = 0.76

'added by Mike, 20190309
'add bottom border in F1 and F2
myOutput.Range("F" &amp; 1).Borders(xlEdgeBottom).LineStyle = 1
myOutput.Range("F" &amp; 2).Borders(xlEdgeBottom).LineStyle = 1

'added by Mike, 20190309
'align to the right the values in E1, i.e. "PHYSICIAN:", and E2, i.e. "PERIOD COVERED:"
myOutput.Range("E" &amp; 1).HorizontalAlignment = xlRight
myOutput.Range("E" &amp; 2).HorizontalAlignment = xlRight

'added by Mike, 20190309
'align to the center the values in D3, D4, and D5, above the table header row
myOutput.Range("D" &amp; 3).HorizontalAlignment = xlCenter
myOutput.Range("D" &amp; 4).HorizontalAlignment = xlCenter
myOutput.Range("D" &amp; 5).HorizontalAlignment = xlCenter

'added by Mike, 20190309
'align to the center the values in the table header row
myOutput.Range("A" &amp; 6, "F" &amp; 6).HorizontalAlignment = xlCenter

'added by Mike, 20190309
'align to the center vertically all the values in the table
myOutput.Range("A" &amp; TableHeaderRowUtilization, "F" &amp; RowCount).VerticalAlignment = xlCenter
End Sub

</script:module>
</file>

<file path=Basic/VBAProject/Module9.xml><?xml version="1.0" encoding="utf-8"?>
<!DOCTYPE module  PUBLIC '-//OpenOffice.org//DTD OfficeDocument 1.0//EN'  'module.dtd'>
<script:module xmlns:script="http://openoffice.org/2000/script" script:name="Module9" script:language="StarBasic" script:moduleType="normal">Rem Attribute VBA_ModuleType=VBAModule
Option VBASupport 1
Dim startDate As Date 'added by Mike, 20200106
Dim endDate As Date 'added by Mike, 20200106
Dim dTotalNetPF As Double 'added by Mike, 20200113
Dim dForecasteddTotalNetPFFromHMO As Double 'added by Mike, 20200113
Dim dTotalPTTreatment As Double 'added by Mike, 20200120
Dim dForecastedTotalNetPTTreatmentFromHMO As Double 'added by Mike, 20200121
Dim dForecastedTotalNetConsultationFromHMO As Double 'added by Mike, 20200121

Sub autoGenerateWorkbookWithWeeklyCollectionReport()
' Copyright 2019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91226
' @date updated: 20200621
'
' Workbook with the Monthly Transactions Worksheets
' Given:
' 1) Worksheet with the transactions for the week (Monday to Saturday)
'
' Output:
' 1) Workbook with the automatically imported Tab delimited .txt files as worksheets
' --&gt; The worksheet name is equal with the name of the Tab-delimited .txt file.
'
' Notes:
' 1) We choose this Macro, i.e. set of instructions, for the computer to execute every Monday.
' 2) We recommend that the workbook is saved as an Excel Macro-Enabled Workbook, i.e. .xlsm.
' --&gt; Otherwise, you'll need to create and put this set of VBA instructions in the workbook every time.
'
    'Dim myInput As Worksheet 'edited by Mike, 202001016
    Dim myInputStartDate As Worksheet 'added by Mike, 20200106
    Dim myInputEndDate As Worksheet 'added by Mike, 20200106
    Dim myMainWorksheet As Worksheet
    'Dim startDate As Date 'removed by Mike, 20200106
    'Dim endDate As Date 'removed by Mike, 202001016
    Dim weeklyCollectionReportWorkbookFileName As String
    Dim outputPath As String
'    Dim dTotalNetPF As Double
'    Dim dForecasteddTotalNetPFFromHMO As Double
    'Dim bIsOutputWorkbookExists As Boolean 'added by Mike, 20200121; removed by Mike, 20200121
    Dim newWorkbook As Workbook 'added by Mike, 20200121

    Application.DisplayAlerts = False 'do not display alert/warning message for delete confirmation

    Set myMainWorksheet = ActiveWorkbook.Sheets("Weekly_Collection_Report")
    'Set myInput = ActiveWorkbook.Sheets("201912")
    
    outputPath = ActiveWorkbook.path &amp; "\"
    
    'removed by Mike, 20200121
    'weeklyCollectionReportWorkbookFileName = outputPath &amp; "WeeklyCollectionReportWorkbook" + ".xlsx"
            
    Set fso = CreateObject("scripting.filesystemobject")
    If Not fso.folderexists(outputPath) Then
        fso.createfolder (outputPath)
    End If

    'do not include the time stamp from the NOW() function;
    'otherwise, the computer will not include transactions whose date is equal with the NOW(), but whose time stamp is earlier
    startDate = CDate(Format(UCase(Trim(myMainWorksheet.Range("B" &amp; 5).value)), "mmm-dd-yy"))
    startDateYear = Format(myMainWorksheet.Range("B" &amp; 5).value, "yyyy")
    startDateMonth = Format(myMainWorksheet.Range("B" &amp; 5).value, "mm")
    startDateDay = Format(myMainWorksheet.Range("B" &amp; 5).value, "dd") 'added by Mike, 20200126
        
    endDate = CDate(Format(UCase(Trim(myMainWorksheet.Range("B" &amp; 7).value)), "mmm-dd-yy"))
    endDateYear = Format(myMainWorksheet.Range("B" &amp; 7).value, "yyyy")
    endDateMonth = Format(myMainWorksheet.Range("B" &amp; 7).value, "mm")
    endDateDay = Format(myMainWorksheet.Range("B" &amp; 7).value, "dd") 'added by Mike, 20200126

    'MsgBox ("startDateYear: " &amp; startDateYear)
    'MsgBox ("startDateMonth: " &amp; startDateMonth)
    
    'added by Mike, 20200121
    weeklyCollectionReportWorkbookFileName = outputPath &amp; "WeeklyCollectionReportWorkbook" &amp; startDateYear &amp; startDateMonth &amp; startDateDay &amp; "~" &amp; endDateYear &amp; endDateMonth &amp; endDateDay &amp; ".xlsx"

    'TO-DO: -update: for computer to show message if worksheet does not exist
    'update to process multiple months
    Set myInputStartDate = ActiveWorkbook.Sheets(startDateYear &amp; startDateMonth)
    Set myInputEndDate = ActiveWorkbook.Sheets(endDateYear &amp; endDateMonth)
    
        'MsgBox ("myInputStartDate! " &amp; myInputStartDate.name)
        'MsgBox ("myInputEndDate! " &amp; myInputEndDate.name)
        
    'added by Mike, 20200202
    dTotalNetPF = 0
    dForecastedTotalNetPTTreatmentFromHMO = 0
            
    'updated by Mike, 202001016; edited by Mike, 20200113
    'TO-DO: -update: instructions for the function to return two (2) output values
    'dTotalNetPF = autoComputedTotalNetPF(myInputStartDate)
    Call autoComputedTotalNetPF(myInputStartDate)

    If (myInputStartDate.name &lt;&gt; myInputEndDate.name) Then
'        dTotalNetPF = autoComputedTotalNetPF(myInputEndDate)
        Call autoComputedTotalNetPF(myInputEndDate)
    End If
        
    'auto-generate output workbook
    'if workbook already exists
    If Dir(weeklyCollectionReportWorkbookFileName) &lt;&gt; "" Then
        Set newWorkbook = Workbooks.Open(weeklyCollectionReportWorkbookFileName)
        
        'close workbook if it's open
'        Set PreviousWorkbook = Workbooks.Open(weeklyCollectionReportWorkbookFileName)
'        PreviousWorkbook.Close
        
        'removed by Mike, 20200121
'        'fso.DeleteFile weeklyCollectionReportWorkbookFileName
    'added by Mike, 20200121
    Else
        Set newWorkbook = Workbooks.Add
        With newWorkbook
        '        .SaveAs Filename:=outputPath &amp; "HMOBillingUtilizationTreatment" &amp; "Temp.xls" 'startDateString &amp; "~" &amp; endDateString &amp; ".xls"
        '        .SaveAs Filename:=outputPath &amp; "Treatment" &amp; "Temp.xls" 'startDateString &amp; "~" &amp; endDateString &amp; ".xls"
        '        .SaveAs Filename:=outputPath &amp; "HMOBillingUtilizationTreatment" '&amp; startDateString &amp; "~" &amp; endDateString &amp; ".xls"
            .SaveAs FileName:=weeklyCollectionReportWorkbookFileName
        End With
    End If
    
    'removed by Mike, 20200121
'    Set NewWorkbook = Workbooks.Add
'    With NewWorkbook
'    '        .SaveAs Filename:=outputPath &amp; "HMOBillingUtilizationTreatment" &amp; "Temp.xls" 'startDateString &amp; "~" &amp; endDateString &amp; ".xls"
'    '        .SaveAs Filename:=outputPath &amp; "Treatment" &amp; "Temp.xls" 'startDateString &amp; "~" &amp; endDateString &amp; ".xls"
'    '        .SaveAs Filename:=outputPath &amp; "HMOBillingUtilizationTreatment" '&amp; startDateString &amp; "~" &amp; endDateString &amp; ".xls"
'        .SaveAs Filename:=weeklyCollectionReportWorkbookFileName
'    End With
    
    outputWorksheetName = "Report"
    
        'added by Mike, 20200121
    'If a workheet with the output worksheet's name exists
    If Evaluate("ISREF('" &amp; outputWorksheetName &amp; "'!A1)") Then
    Else
       ActiveWorkbook.Sheets.Add.name = outputWorksheetName
       'ActiveWorkbook.Sheets.Add.name = outputworksheetName
        
       'delete default worksheet automatically included when we created a new workbook
       Worksheets("Sheet1").Delete
    
       'added by Mike, 20200113
       ActiveWorkbook.Sheets(outputWorksheetName).Range("A" &amp; 1).value = "WEEKLY COLLECTION REPORT (CASH&amp;HMO):"
       ActiveWorkbook.Sheets(outputWorksheetName).Range("A" &amp; 1).Font.Size = 14
        
       ActiveWorkbook.Sheets(outputWorksheetName).Range("A" &amp; 2).value = "Pook:"
       ActiveWorkbook.Sheets(outputWorksheetName).Range("B" &amp; 2).value = "SLHCC"
       
       ActiveWorkbook.Sheets(outputWorksheetName).Range("A" &amp; 3).value = "Simula:" '"Petsa ng Simula:"
       ActiveWorkbook.Sheets(outputWorksheetName).Range("B" &amp; 3).value = Format(startDate, "mmm-dd-yyyy") 'Format(startDate, "mmm-dd-yyyy")
       
       ActiveWorkbook.Sheets(outputWorksheetName).Range("A" &amp; 4).value = "Wakas:" '"Petsa ng Wakas:"
       ActiveWorkbook.Sheets(outputWorksheetName).Range("B" &amp; 4).value = Format(endDate, "mmm-dd-yyyy")  'Format(endDate, "mmm-dd-yyyy")
       
       'added by Mike, 20200120
       ActiveWorkbook.Sheets(outputWorksheetName).Range("A" &amp; 5).value = "I. CASH"
       
       'added by Mike, 20191228; edited by Mike, 20200126
       ActiveWorkbook.Sheets(outputWorksheetName).Range("A" &amp; 8).value = "     CONSULTATION (Payslip):"
       If IsEmpty(ActiveWorkbook.Sheets(outputWorksheetName).Range("B" &amp; 8).value) Then
            ActiveWorkbook.Sheets(outputWorksheetName).Range("B" &amp; 8).value = "-1.00" 'edited by Mike, 20200621
            ActiveWorkbook.Sheets(outputWorksheetName).Range("B" &amp; 8).NumberFormat = "0.00" 'added by Mike, 20200621
       End If
       'ActiveWorkbook.Sheets(outputworksheetName).Range("B" &amp; 7).Value = 'dTotalNetPF
'       ActiveWorkbook.Sheets(outputWorksheetName).Range("B" &amp; 8).NumberFormat = "0.00" 'added by Mike, 20200621
'      ActiveWorkbook.Sheets(outputWorksheetName).Range("B" &amp; 8).Value = Format(ActiveWorkbook.Sheets(outputWorksheetName).Range("B" &amp; 8).Value, "0.00")
      ActiveWorkbook.Sheets(outputWorksheetName).Range("B" &amp; 8).value = Trunc(ActiveWorkbook.Sheets(outputWorksheetName).Range("B" &amp; 8).value, 2)
        
       ActiveWorkbook.Sheets(outputWorksheetName).Range("A" &amp; 9).value = "     CONSULTATION (Actual):"
       If IsEmpty(ActiveWorkbook.Sheets(outputWorksheetName).Range("B" &amp; 9).value) Then
           ActiveWorkbook.Sheets(outputWorksheetName).Range("B" &amp; 9).value = "-1.00" 'edited by Mike, 20200621
           ActiveWorkbook.Sheets(outputWorksheetName).Range("B" &amp; 9).NumberFormat = "0.00" 'added by Mike, 20200621
       End If
'       ActiveWorkbook.Sheets(outputWorksheetName).Range("B" &amp; 9).NumberFormat = "0.00" 'added by Mike, 20200621
'       ActiveWorkbook.Sheets(outputWorksheetName).Range("B" &amp; 9).Value = Format(ActiveWorkbook.Sheets(outputWorksheetName).Range("B" &amp; 8).Value, "0.00")
       ActiveWorkbook.Sheets(outputWorksheetName).Range("B" &amp; 9).value = Trunc(ActiveWorkbook.Sheets(outputWorksheetName).Range("B" &amp; 8).value, 2)
              
       ActiveWorkbook.Sheets(outputWorksheetName).Range("A" &amp; 10).value = "II. HMO (Forecasted)"
                
       ActiveWorkbook.Sheets(outputWorksheetName).Range("A" &amp; 12).value = "     CONSULTATION (Workbook):"
       If IsEmpty(ActiveWorkbook.Sheets(outputWorksheetName).Range("B" &amp; 12).value) Then
            ActiveWorkbook.Sheets(outputWorksheetName).Range("B" &amp; 12).value = "-1.00" 'edited by Mike, 20200621
            ActiveWorkbook.Sheets(outputWorksheetName).Range("B" &amp; 12).NumberFormat = "0.00"
       End If
'       ActiveWorkbook.Sheets(outputWorksheetName).Range("B" &amp; 12).NumberFormat = "0.00"
'       ActiveWorkbook.Sheets(outputWorksheetName).Range("B" &amp; 12).Value = Format(ActiveWorkbook.Sheets(outputWorksheetName).Range("B" &amp; 12).Value, "0.00")
       ActiveWorkbook.Sheets(outputWorksheetName).Range("B" &amp; 12).value = Trunc(ActiveWorkbook.Sheets(outputWorksheetName).Range("B" &amp; 12).value, 2)
    End If
    'newWorkbook.Sheets.Add.name = outputworksheetName
    
    ActiveWorkbook.Sheets(outputWorksheetName).Range("A" &amp; 6).value = "     PT TREATMENT (Payslip):"
    ActiveWorkbook.Sheets(outputWorksheetName).Range("B" &amp; 6).value = dTotalNetPF
'    ActiveWorkbook.Sheets(outputWorksheetName).Range("B" &amp; 6).NumberFormat = "0.00"
'    ActiveWorkbook.Sheets(outputWorksheetName).Range("B" &amp; 6).Value = Format(ActiveWorkbook.Sheets(outputWorksheetName).Range("B" &amp; 6).Value, "0.00")
    ActiveWorkbook.Sheets(outputWorksheetName).Range("B" &amp; 6).value = Trunc(ActiveWorkbook.Sheets(outputWorksheetName).Range("B" &amp; 6).value, 2)
    
    ActiveWorkbook.Sheets(outputWorksheetName).Range("A" &amp; 7).value = "     PT TREATMENT (Actual):"
    ActiveWorkbook.Sheets(outputWorksheetName).Range("B" &amp; 7).value = "-1.00" 'edited by Mike, 20200621
    ActiveWorkbook.Sheets(outputWorksheetName).Range("B" &amp; 7).NumberFormat = "0.00" 'added by Mike, 20200621
'    ActiveWorkbook.Sheets(outputWorksheetName).Range("B" &amp; 7).Value = Format(ActiveWorkbook.Sheets(outputWorksheetName).Range("B" &amp; 7).Value, "0.00")
    ActiveWorkbook.Sheets(outputWorksheetName).Range("B" &amp; 7).value = Trunc(ActiveWorkbook.Sheets(outputWorksheetName).Range("B" &amp; 7).value, 2)

    ActiveWorkbook.Sheets(outputWorksheetName).Range("A" &amp; 10).value = "II. HMO (Forecasted)"
    
    ActiveWorkbook.Sheets(outputWorksheetName).Range("A" &amp; 11).value = "     PT TREATMENT (Workbook):"
    ActiveWorkbook.Sheets(outputWorksheetName).Range("B" &amp; 11).value = dForecastedTotalNetPTTreatmentFromHMO
'    ActiveWorkbook.Sheets(outputWorksheetName).Range("B" &amp; 11).NumberFormat = "0.00"
'    ActiveWorkbook.Sheets(outputWorksheetName).Range("B" &amp; 11).Value = Format(ActiveWorkbook.Sheets(outputWorksheetName).Range("B" &amp; 11).Value, "0.00")
    ActiveWorkbook.Sheets(outputWorksheetName).Range("B" &amp; 11).value = Trunc(ActiveWorkbook.Sheets(outputWorksheetName).Range("B" &amp; 11).value, 2)

    ActiveWorkbook.Sheets(outputWorksheetName).Range("A" &amp; 13).value = "III. CASH &amp; HMO (Forecasted)"
   
    dForecasteddTotalNetConsultationFromHMO = ActiveWorkbook.Sheets(outputWorksheetName).Range("B" &amp; 12).value
    dTotal = dTotalNetPF + dForecastedTotalNetPTTreatmentFromHMO + dForecastedTotalNetConsultationFromHMO
   
    ActiveWorkbook.Sheets(outputWorksheetName).Range("A" &amp; 14).value = "    Total (Payslip &amp; Workbook):"
    'ActiveWorkbook.Sheets(outputworksheetName).Range("B" &amp; 13).Value = dTotal
    ActiveWorkbook.Sheets(outputWorksheetName).Range("B" &amp; 14).Formula = "=B6+B8+B11+B12" '"=B5+B7+B10+B11"
'    ActiveWorkbook.Sheets(outputWorksheetName).Range("B" &amp; 14).NumberFormat = "0.00"
'    ActiveWorkbook.Sheets(outputWorksheetName).Range("B" &amp; 14).Value = Format(ActiveWorkbook.Sheets(outputWorksheetName).Range("B" &amp; 14).Value, "0.00")
    ActiveWorkbook.Sheets(outputWorksheetName).Range("B" &amp; 14).value = Trunc(ActiveWorkbook.Sheets(outputWorksheetName).Range("B" &amp; 14).value, 2)
        
    'removed by Mike, 20200121
    'delete default worksheet automatically included when we created a new workbook
    'Worksheets("Sheet1").Delete
        
    'newWorkbook.Sheets(outputworksheetName).Range("A" &amp; 1, "B" &amp; 11).Select
    ActiveWorkbook.Sheets(outputWorksheetName).Range("A" &amp; 1, "B" &amp; 14).Select
    Selection.EntireColumn.AutoFit
    
    'added by Mike, 20200621
    ActiveWorkbook.Sheets(outputWorksheetName).Range("A" &amp; 15).value = "IV. UNCOLLECTED CASH"
    ActiveWorkbook.Sheets(outputWorksheetName).Range("A" &amp; 16).value = "    Total:"
    ActiveWorkbook.Sheets(outputWorksheetName).Range("A" &amp; 17).value = "    Grand Total (including prev weeks):"
    ActiveWorkbook.Sheets(outputWorksheetName).Range("B" &amp; 16).value = "0"
    ActiveWorkbook.Sheets(outputWorksheetName).Range("B" &amp; 16).NumberFormat = "0.00"
    ActiveWorkbook.Sheets(outputWorksheetName).Range("B" &amp; 17).value = "0"
    ActiveWorkbook.Sheets(outputWorksheetName).Range("B" &amp; 17).NumberFormat = "0.00"
        
    'newWorkbook.Save
    ActiveWorkbook.Save

    Set fso = Nothing

    Application.DisplayAlerts = True
    
End Sub
'added by Mike, 20200116; edited by Mike, 20200202
Private Function autoComputedTotalNetPF(myInput As Worksheet) ' As Double
    'dTotalNetPF = 0 'removed by Mike, 202002020
    'dForecasteddTotalNetPFFromHMO = 0 'added by Mike, 20200120
    'dForecastedTotalNetPTTreatmentFromHMO = 0 'edited by Mike, 20200126; removed by Mike, 20200202
    
    RowCount = 1
    'identify the last transaction row
    For Each row In myInput.Rows
        'MsgBox ("RowCount: " &amp; RowCount)
        
        If RowCount = 1 Then 'do not include Table header row
        Else
            myCurrentDate = CDate(Format(UCase(Trim(myInput.Range("B" &amp; RowCount).value)), "mmm-dd-yy"))

            'MsgBox ("startDate: " &amp; startDate)
            'MsgBox ("myCurrentDate: " &amp; myCurrentDate)
            
            If myCurrentDate &gt;= startDate And myCurrentDate &lt;= endDate Then
                'MsgBox ("RowCount: " &amp; RowCount)
                'MsgBox ("inside")
                'MsgBox ("myCurrentDate: " &amp; myCurrentDate)

                'if cash, i.e. not HMO, transaction
                If InStr(myInput.Range("I" &amp; RowCount).value, "HMO") = 0 Then
                    'MsgBox ("Net PF: " &amp; myInput.Range("K" &amp; RowCount).Value)
                    dTotalNetPF = dTotalNetPF + myInput.Range("K" &amp; RowCount).value
                Else
                    dForecastedTotalNetPTTreatmentFromHMO = dForecastedTotalNetPTTreatmentFromHMO + myInput.Range("K" &amp; RowCount).value
                End If
                
                'NewWorkbook.Sheets(outputworksheetName).Range("A" &amp; RowCount).Value = "hello" 'myCurentDate
            End If

        End If
                
        RowCount = RowCount + 1
        
        If IsEmpty(myInput.Range("C" &amp; RowCount).value) Then
            Exit For
        End If

    Next row

    'autoComputedTotalNetPF = (dTotalNetPF)
End Function

'reference: https://stackoverflow.com/questions/11347704/truncating-double-with-vba-in-excel;
'last accessed: 20200308
'answer by: Makah on 20150323
Public Function Trunc(ByVal value As Double, ByVal num As Integer) As Double
  Trunc = Int(value * (10 ^ num)) / (10 ^ num)
End Function

</script:module>
</file>

<file path=Basic/VBAProject/Sheet1.xml><?xml version="1.0" encoding="utf-8"?>
<!DOCTYPE module  PUBLIC '-//OpenOffice.org//DTD OfficeDocument 1.0//EN'  'module.dtd'>
<script:module xmlns:script="http://openoffice.org/2000/script" script:name="Sheet1" script:language="StarBasic" script:moduleType="document">Rem Attribute VBA_ModuleType=VBADocumentModule
Option VBASupport 1

</script:module>
</file>

<file path=Basic/VBAProject/Sheet13.xml><?xml version="1.0" encoding="utf-8"?>
<!DOCTYPE module  PUBLIC '-//OpenOffice.org//DTD OfficeDocument 1.0//EN'  'module.dtd'>
<script:module xmlns:script="http://openoffice.org/2000/script" script:name="Sheet13" script:language="StarBasic" script:moduleType="document">Rem Attribute VBA_ModuleType=VBADocumentModule
Option VBASupport 1

</script:module>
</file>

<file path=Basic/VBAProject/Sheet14.xml><?xml version="1.0" encoding="utf-8"?>
<!DOCTYPE module  PUBLIC '-//OpenOffice.org//DTD OfficeDocument 1.0//EN'  'module.dtd'>
<script:module xmlns:script="http://openoffice.org/2000/script" script:name="Sheet14" script:language="StarBasic" script:moduleType="document">Rem Attribute VBA_ModuleType=VBADocumentModule
Option VBASupport 1

</script:module>
</file>

<file path=Basic/VBAProject/Sheet20.xml><?xml version="1.0" encoding="utf-8"?>
<!DOCTYPE module  PUBLIC '-//OpenOffice.org//DTD OfficeDocument 1.0//EN'  'module.dtd'>
<script:module xmlns:script="http://openoffice.org/2000/script" script:name="Sheet20" script:language="StarBasic" script:moduleType="document">Rem Attribute VBA_ModuleType=VBADocumentModule
Option VBASupport 1

</script:module>
</file>

<file path=Basic/VBAProject/Sheet21.xml><?xml version="1.0" encoding="utf-8"?>
<!DOCTYPE module  PUBLIC '-//OpenOffice.org//DTD OfficeDocument 1.0//EN'  'module.dtd'>
<script:module xmlns:script="http://openoffice.org/2000/script" script:name="Sheet21" script:language="StarBasic" script:moduleType="document">Rem Attribute VBA_ModuleType=VBADocumentModule
Option VBASupport 1

</script:module>
</file>

<file path=Basic/VBAProject/Sheet23.xml><?xml version="1.0" encoding="utf-8"?>
<!DOCTYPE module  PUBLIC '-//OpenOffice.org//DTD OfficeDocument 1.0//EN'  'module.dtd'>
<script:module xmlns:script="http://openoffice.org/2000/script" script:name="Sheet23" script:language="StarBasic" script:moduleType="document">Rem Attribute VBA_ModuleType=VBADocumentModule
Option VBASupport 1

</script:module>
</file>

<file path=Basic/VBAProject/Sheet24.xml><?xml version="1.0" encoding="utf-8"?>
<!DOCTYPE module  PUBLIC '-//OpenOffice.org//DTD OfficeDocument 1.0//EN'  'module.dtd'>
<script:module xmlns:script="http://openoffice.org/2000/script" script:name="Sheet24" script:language="StarBasic" script:moduleType="document">Rem Attribute VBA_ModuleType=VBADocumentModule
Option VBASupport 1

</script:module>
</file>

<file path=Basic/VBAProject/Sheet29.xml><?xml version="1.0" encoding="utf-8"?>
<!DOCTYPE module  PUBLIC '-//OpenOffice.org//DTD OfficeDocument 1.0//EN'  'module.dtd'>
<script:module xmlns:script="http://openoffice.org/2000/script" script:name="Sheet29" script:language="StarBasic" script:moduleType="document">Rem Attribute VBA_ModuleType=VBADocumentModule
Option VBASupport 1

</script:module>
</file>

<file path=Basic/VBAProject/Sheet31.xml><?xml version="1.0" encoding="utf-8"?>
<!DOCTYPE module  PUBLIC '-//OpenOffice.org//DTD OfficeDocument 1.0//EN'  'module.dtd'>
<script:module xmlns:script="http://openoffice.org/2000/script" script:name="Sheet31" script:language="StarBasic" script:moduleType="document">Rem Attribute VBA_ModuleType=VBADocumentModule
Option VBASupport 1

</script:module>
</file>

<file path=Basic/VBAProject/Sheet42.xml><?xml version="1.0" encoding="utf-8"?>
<!DOCTYPE module  PUBLIC '-//OpenOffice.org//DTD OfficeDocument 1.0//EN'  'module.dtd'>
<script:module xmlns:script="http://openoffice.org/2000/script" script:name="Sheet42" script:language="StarBasic" script:moduleType="document">Rem Attribute VBA_ModuleType=VBADocumentModule
Option VBASupport 1

</script:module>
</file>

<file path=Basic/VBAProject/Sheet43.xml><?xml version="1.0" encoding="utf-8"?>
<!DOCTYPE module  PUBLIC '-//OpenOffice.org//DTD OfficeDocument 1.0//EN'  'module.dtd'>
<script:module xmlns:script="http://openoffice.org/2000/script" script:name="Sheet43" script:language="StarBasic" script:moduleType="document">Rem Attribute VBA_ModuleType=VBADocumentModule
Option VBASupport 1

</script:module>
</file>

<file path=Basic/VBAProject/Sheet8.xml><?xml version="1.0" encoding="utf-8"?>
<!DOCTYPE module  PUBLIC '-//OpenOffice.org//DTD OfficeDocument 1.0//EN'  'module.dtd'>
<script:module xmlns:script="http://openoffice.org/2000/script" script:name="Sheet8" script:language="StarBasic" script:moduleType="document">Rem Attribute VBA_ModuleType=VBADocumentModule
Option VBASupport 1

</script:module>
</file>

<file path=Basic/VBAProject/Sheet9.xml><?xml version="1.0" encoding="utf-8"?>
<!DOCTYPE module  PUBLIC '-//OpenOffice.org//DTD OfficeDocument 1.0//EN'  'module.dtd'>
<script:module xmlns:script="http://openoffice.org/2000/script" script:name="Sheet9" script:language="StarBasic" script:moduleType="document">Rem Attribute VBA_ModuleType=VBADocumentModule
Option VBASupport 1

</script:module>
</file>

<file path=Basic/VBAProject/ThisWorkbook.xml><?xml version="1.0" encoding="utf-8"?>
<!DOCTYPE module  PUBLIC '-//OpenOffice.org//DTD OfficeDocument 1.0//EN'  'module.dtd'>
<script:module xmlns:script="http://openoffice.org/2000/script" script:name="ThisWorkbook" script:language="StarBasic" script:moduleType="document">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Module1"/>
  <library:element library:name="Module10"/>
  <library:element library:name="Module2"/>
  <library:element library:name="Module3"/>
  <library:element library:name="Module4"/>
  <library:element library:name="Module5"/>
  <library:element library:name="Module6"/>
  <library:element library:name="Module7"/>
  <library:element library:name="Module8"/>
  <library:element library:name="Module9"/>
  <library:element library:name="Sheet1"/>
  <library:element library:name="Sheet42"/>
  <library:element library:name="Sheet29"/>
  <library:element library:name="Sheet24"/>
  <library:element library:name="Sheet13"/>
  <library:element library:name="Sheet14"/>
  <library:element library:name="Sheet8"/>
  <library:element library:name="Sheet31"/>
  <library:element library:name="ThisWorkbook"/>
  <library:element library:name="Sheet9"/>
  <library:element library:name="Sheet23"/>
  <library:element library:name="Sheet43"/>
  <library:element library:name="Sheet20"/>
  <library:element library:name="Sheet2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